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7.428cm"/>
    </style:style>
    <style:style style:name="Tabela1.B" style:family="table-column">
      <style:table-column-properties style:column-width="9.573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8.251cm"/>
    </style:style>
    <style:style style:name="Tabela2.B" style:family="table-column">
      <style:table-column-properties style:column-width="8.749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6.881cm"/>
    </style:style>
    <style:style style:name="Tabela3.B" style:family="table-column">
      <style:table-column-properties style:column-width="10.119cm"/>
    </style:style>
    <style:style style:name="Tabela3.A1" style:family="table-cell">
      <style:table-cell-properties style:vertical-align="middle" fo:padding="0.049cm" fo:border="none"/>
    </style:style>
    <style:style style:name="P1" style:family="paragraph" style:parent-style-name="Heading_20_3">
      <style:paragraph-properties fo:margin-left="0cm" fo:margin-right="0cm" fo:margin-top="0cm" fo:margin-bottom="0cm" style:contextual-spacing="false" fo:line-height="100%" fo:text-align="start" style:justify-single-word="false" fo:orphans="2" fo:widows="2" fo:text-indent="0cm" style:auto-text-indent="false"/>
      <style:text-properties fo:font-variant="normal" fo:text-transform="none" fo:color="#c21c22" loext:opacity="100%" style:font-name="Century Gothic" fo:font-size="11.25pt" fo:letter-spacing="normal" fo:font-style="normal" fo:font-weight="normal" fo:background-color="#dee2e6" loext:padding="0.049cm" loext:border="0.06pt solid #cad0d7"/>
    </style:style>
    <style:style style:name="P2" style:family="paragraph" style:parent-style-name="Heading_20_4">
      <style:paragraph-properties fo:line-height="120%"/>
      <style:text-properties fo:color="#c21c22" loext:opacity="100%" style:font-name="Century Gothic" fo:font-weight="normal"/>
    </style:style>
    <style:style style:name="P3" style:family="paragraph" style:parent-style-name="Preformatted_20_Text">
      <style:text-properties officeooo:rsid="0019d24a" officeooo:paragraph-rsid="0019d24a"/>
    </style:style>
    <style:style style:name="P4"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5"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size="2pt" style:font-size-asian="2pt" style:font-size-complex="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434e" loext:opacity="100%" style:font-name="Century Gothic" fo:font-size="11.25pt" fo:letter-spacing="normal" fo:font-style="normal" fo:font-weight="normal"/>
    </style:style>
    <style:style style:name="P7" style:family="paragraph" style:parent-style-name="Standard">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style>
    <style:style style:name="P8" style:family="paragraph" style:parent-style-name="Standard">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style:style>
    <style:style style:name="P9" style:family="paragraph" style:parent-style-name="Standard">
      <style:paragraph-properties fo:text-align="start" style:justify-single-word="false" fo:orphans="2" fo:widows="2"/>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style>
    <style:style style:name="P12" style:family="paragraph" style:parent-style-name="Standard">
      <style:paragraph-properties fo:margin-top="0cm" fo:margin-bottom="0cm" style:contextual-spacing="false" fo:text-align="start" style:justify-single-word="false" fo:orphans="2" fo:widows="2"/>
    </style:style>
    <style:style style:name="P13" style:family="paragraph" style:parent-style-name="Table_20_Contents">
      <style:paragraph-properties fo:margin-left="0cm" fo:margin-right="0cm" fo:margin-top="0cm" fo:margin-bottom="0cm" style:contextual-spacing="false" fo:text-align="start" style:justify-single-word="false" fo:text-indent="0cm" style:auto-text-indent="false" style:writing-mode="lr-tb"/>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color="#00434e" loext:opacity="100%" loext:padding="0.049cm" loext:border="0.06pt solid #b8dce2"/>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434e" loext:opacity="100%" style:font-name="Century Gothic" fo:font-size="11.25pt" fo:letter-spacing="normal" fo:font-style="normal" fo:font-weight="normal"/>
    </style:style>
    <style:style style:name="P16"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style>
    <style:style style:name="P17"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style:style>
    <style:style style:name="P18"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style:font-name-asian="Century Gothic" style:font-size-asian="11.25pt" style:font-style-asian="normal" style:font-weight-asian="normal" style:font-name-complex="Century Gothic" style:font-size-complex="11.25pt" style:font-style-complex="normal" style:font-weight-complex="normal" loext:padding="0.049cm" loext:border="0.06pt solid #b8dce2"/>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text-properties fo:font-variant="normal" fo:text-transform="none" fo:color="#00434e" loext:opacity="100%" style:font-name="Century Gothic" fo:font-size="11.25pt" fo:letter-spacing="normal" fo:font-style="normal" fo:font-weight="normal" loext:padding="0.049cm" loext:border="0.06pt solid #b8dce2"/>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434e" loext:opacity="100%" style:font-name="Century Gothic" fo:font-size="11.25pt" fo:letter-spacing="normal" fo:font-style="normal" fo:font-weight="normal" loext:padding="0.049cm" loext:border="0.06pt solid #b8dce2"/>
    </style:style>
    <style:style style:name="P21" style:family="paragraph" style:parent-style-name="Text_20_body">
      <style:paragraph-properties fo:margin-top="0cm" fo:margin-bottom="0cm" style:contextual-spacing="false" fo:text-align="start" style:justify-single-word="false" fo:orphans="2" fo:widows="2"/>
      <style:text-properties fo:font-variant="normal" fo:text-transform="none" fo:color="#00434e" loext:opacity="100%" style:font-name="Century Gothic" fo:font-size="11.25pt" fo:letter-spacing="normal" fo:font-style="normal" fo:font-weight="normal" loext:padding="0.049cm" loext:border="0.06pt solid #b8dce2"/>
    </style:style>
    <style:style style:name="P22" style:family="paragraph" style:parent-style-name="Text_20_body">
      <style:paragraph-properties fo:margin-top="0cm" fo:margin-bottom="0cm" style:contextual-spacing="false" fo:text-align="start" style:justify-single-word="false" fo:orphans="2" fo:widows="2"/>
      <style:text-properties fo:font-variant="normal" fo:text-transform="none" fo:color="#656565" loext:opacity="100%" style:font-name="Century Gothic" fo:font-size="11.25pt" fo:letter-spacing="normal" fo:font-style="normal" fo:font-weight="normal" fo:background-color="#dee2e6" loext:padding="0.049cm" loext:border="0.06pt solid #cad0d7"/>
    </style:style>
    <style:style style:name="P23" style:family="paragraph" style:parent-style-name="Text_20_body">
      <style:paragraph-properties fo:margin-top="0cm" fo:margin-bottom="0cm" style:contextual-spacing="false" fo:text-align="start" style:justify-single-word="false" fo:orphans="2" fo:widows="2"/>
    </style:style>
    <style:style style:name="P24" style:family="paragraph" style:parent-style-name="Text_20_body">
      <style:paragraph-properties fo:margin-left="0cm" fo:margin-right="0cm" fo:text-align="start" style:justify-single-word="false" fo:orphans="2" fo:widows="2" fo:text-indent="0cm" style:auto-text-indent="fals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writing-mode="lr-tb"/>
    </style:style>
    <style:style style:name="P27" style:family="paragraph" style:parent-style-name="Text_20_body">
      <style:paragraph-properties fo:text-align="start" style:justify-single-word="false" fo:orphans="2" fo:widows="2"/>
    </style:style>
    <style:style style:name="T1" style:family="text">
      <style:text-properties fo:font-variant="normal" fo:text-transform="none" fo:color="#00434e" loext:opacity="100%" style:font-name="Century Gothic" fo:font-size="11.25pt" fo:letter-spacing="normal" fo:font-style="normal" fo:font-weight="normal"/>
    </style:style>
    <style:style style:name="T2" style:family="text">
      <style:text-properties fo:font-variant="normal" fo:text-transform="none" fo:color="#00434e" loext:opacity="100%" fo:letter-spacing="normal"/>
    </style:style>
    <style:style style:name="T3" style:family="text">
      <style:text-properties fo:color="#00434e" loext:opacity="100%"/>
    </style:style>
    <style:style style:name="T4" style:family="text">
      <style:text-properties fo:font-weight="bold"/>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cce6ea" fo:margin-left="0cm" fo:margin-right="0cm" style:editable="false">
        <style:columns fo:column-count="1" fo:column-gap="0cm"/>
        <style:background-image/>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IFRS - Instituto Federal Rio Grande do Sul</text:p>
      <text:p text:style-name="Preformatted_20_Text"/>
      <text:p text:style-name="Preformatted_20_Text">Banco de Dados: Oracle PL/SQL - Turma 2025B</text:p>
      <text:p text:style-name="Preformatted_20_Text"/>
      <text:p text:style-name="Preformatted_20_Text">MODULO 2 - Procedures, Functions, Cursores</text:p>
      <text:p text:style-name="Preformatted_20_Text"/>
      <text:p text:style-name="Preformatted_20_Text">&lt;pre&gt;</text:p>
      <text:p text:style-name="Preformatted_20_Text">2.1 Procedure</text:p>
      <text:p text:style-name="Preformatted_20_Text">Uma procedure é um bloco PL/SQL que possui um nome e uma vez <text:s/>criada é compilada e fica armazenado no Banco de Dados. Como a procedure fica armazenada no banco de dados, ela pode ser chamada de um programa de aplicação escrito em Python, Java, PHP ou outra linguagem.</text:p>
      <text:p text:style-name="Preformatted_20_Text"/>
      <text:p text:style-name="Preformatted_20_Text">A procedure é criada com os comandos CREATE PROCEDURE ou CREATE OR REPLACE PROCEDURE. </text:p>
      <text:p text:style-name="Preformatted_20_Text"/>
      <text:p text:style-name="Preformatted_20_Text">Uma procedure pode ter um ou mais comandos DML - [Departamento Médico-Legal],[Depósito de Material de Limpeza] Data Manipulation Language (insert, update e delete) e um ou mais comandos SELECT.</text:p>
      <text:p text:style-name="Preformatted_20_Text"/>
      <text:p text:style-name="Preformatted_20_Text">A utilização de procedures possui os seguintes benefícios:</text:p>
      <text:p text:style-name="Preformatted_20_Text"/>
      <text:p text:style-name="Preformatted_20_Text">Segurança</text:p>
      <text:p text:style-name="Preformatted_20_Text">Maior desempenho</text:p>
      <text:p text:style-name="Preformatted_20_Text">Manutenção <text:s text:c="225"/></text:p>
      <text:p text:style-name="Preformatted_20_Text">Comando para criar uma procedure</text:p>
      <text:p text:style-name="Preformatted_20_Text"/>
      <text:p text:style-name="Preformatted_20_Text">CREATE OR REPLACE PROCEDURE &lt;nome da procedure&gt; [(&lt;variavel&gt; IN &lt;tipo&gt; , &lt;variavel&gt; OUT &lt;tipo&gt;,...., &lt;variavel&gt; IN OUT &lt;tipo&gt;)] IS</text:p>
      <text:p text:style-name="Preformatted_20_Text">[ &lt;variavel&gt; &lt;tipo&gt;,</text:p>
      <text:p text:style-name="Preformatted_20_Text"><text:s text:c="4"/>......</text:p>
      <text:p text:style-name="Preformatted_20_Text"><text:s text:c="3"/>&lt;variavel&gt; &lt;tipo&gt;</text:p>
      <text:p text:style-name="Preformatted_20_Text">]</text:p>
      <text:p text:style-name="Preformatted_20_Text">BEGIN</text:p>
      <text:p text:style-name="Preformatted_20_Text"><text:s text:c="5"/>&lt;comandos PL_SQL&gt;</text:p>
      <text:p text:style-name="Preformatted_20_Text">END;</text:p>
      <text:p text:style-name="Preformatted_20_Text"/>
      <text:p text:style-name="Preformatted_20_Text">﻿Atenção: Pode-se utilizar commit e rollback dentro das procedures/functions.</text:p>
      <text:p text:style-name="Preformatted_20_Text"/>
      <text:p text:style-name="Preformatted_20_Text"/>
      <text:p text:style-name="Preformatted_20_Text">Importante: A procedure pode ser criada apenas com o create procedure. A utilização do comando create or replace significa que se procedure não existe ela será criada e se já existir é substituída. Em ambiente de desenvolvimento pode-se utilizar o create or replace mas em ambiente de produção recomenda-se utilizar create procedure. </text:p>
      <text:p text:style-name="Preformatted_20_Text"/>
      <text:p text:style-name="Preformatted_20_Text"/>
      <text:p text:style-name="Preformatted_20_Text"/>
      <text:p text:style-name="Preformatted_20_Text">Comando para eliminar uma procedure</text:p>
      <text:p text:style-name="Preformatted_20_Text">DROP PROCEDURE &lt;nome&gt;;</text:p>
      <text:p text:style-name="Preformatted_20_Text"/>
      <text:p text:style-name="Preformatted_20_Text">Exemplo: Criar uma procedure que insere 10 registros na tabela funcionário.</text:p>
      <text:p text:style-name="Preformatted_20_Text"/>
      <text:p text:style-name="Preformatted_20_Text">CREATE OR REPLACE PROCEDURE carga IS</text:p>
      <text:p text:style-name="Preformatted_20_Text"><text:s text:c="2"/>v_i NUMBER(6);</text:p>
      <text:p text:style-name="Preformatted_20_Text"><text:s text:c="2"/>v_sal NUMBER(6) := 1000;</text:p>
      <text:p text:style-name="Preformatted_20_Text">BEGIN</text:p>
      <text:p text:style-name="Preformatted_20_Text"><text:s/>FOR v_i IN 1..10 LOOP</text:p>
      <text:p text:style-name="Preformatted_20_Text"><text:s/>Insert into funcionario(id_funcionario, nome_funcionario,salario, id_departamento, id_cargo) </text:p>
      <text:p text:style-name="Preformatted_20_Text"><text:s text:c="4"/>values(sfuncionario.nextval,'Pedro'||v_i,v_sal,100,300);</text:p>
      <text:p text:style-name="Preformatted_20_Text"><text:s text:c="2"/>v_sal := v_sal + 100;</text:p>
      <text:p text:style-name="Preformatted_20_Text">END LOOP;</text:p>
      <text:p text:style-name="Preformatted_20_Text"><text:s/>END;</text:p>
      <text:p text:style-name="Preformatted_20_Text"/>
      <text:p text:style-name="Preformatted_20_Text">Explicação:</text:p>
      <text:p text:style-name="Preformatted_20_Text"/>
      <text:p text:style-name="Preformatted_20_Text">O trecho de código acima é semelhante ao apresentado no módulo anterior quando criamos um bloco PL/SQL anônimo para inserir 10 linhas na tabela funcionário. A diferença está no CREATE OR REPLACE PROCEDURE CARGA que dá um nome ao bloco PL/SQL neste caso, carga. Sendo assim, a procedure será compilada e armazenada no banco de dados e poderá ser chamado posteriormente.</text:p>
      <text:p text:style-name="Preformatted_20_Text"/>
      <text:p text:style-name="Preformatted_20_Text">Como chamar a procedure carga: </text:p>
      <text:p text:style-name="Preformatted_20_Text"/>
      <text:p text:style-name="Preformatted_20_Text">1. Utilizando o Execute</text:p>
      <text:p text:style-name="Preformatted_20_Text"><text:s/>EXECUTE carga;</text:p>
      <text:p text:style-name="Preformatted_20_Text"/>
      <text:p text:style-name="Preformatted_20_Text">2. Utilizando o Exec</text:p>
      <text:p text:style-name="Preformatted_20_Text"><text:s text:c="8"/>EXEC carga;</text:p>
      <text:p text:style-name="Preformatted_20_Text"/>
      <text:p text:style-name="Preformatted_20_Text">3. Utilizando o Call</text:p>
      <text:p text:style-name="Preformatted_20_Text"><text:s/>Call carga();</text:p>
      <text:p text:style-name="Preformatted_20_Text"/>
      <text:p text:style-name="Preformatted_20_Text">4. Utilizando um bloco PL/SQL anônimo</text:p>
      <text:p text:style-name="Preformatted_20_Text">Begin</text:p>
      <text:p text:style-name="Preformatted_20_Text"><text:s text:c="2"/>Carga;</text:p>
      <text:p text:style-name="Preformatted_20_Text">End;</text:p>
      <text:p text:style-name="Preformatted_20_Text">&lt;/pre&gt;</text:p>
      <text:p text:style-name="Preformatted_20_Text"/>
      <text:p text:style-name="Preformatted_20_Text">&lt;pre&gt;</text:p>
      <text:p text:style-name="Preformatted_20_Text"><text:s text:c="2"/>2.1.1 Parâmetros</text:p>
      <text:p text:style-name="Preformatted_20_Text">Parâmetros</text:p>
      <text:p text:style-name="Preformatted_20_Text">Uma procure pode ter um ou mais parâmetros Os parâmetros podem ser:</text:p>
      <text:p text:style-name="Preformatted_20_Text"/>
      <text:p text:style-name="Preformatted_20_Text">IN – parâmetro de entrada (é o padrão). Significa que o valor é passado ao parâmetro e não pode ser alterado.</text:p>
      <text:p text:style-name="Preformatted_20_Text"/>
      <text:p text:style-name="Preformatted_20_Text">OUT – parâmetro de saída. <text:s/>Significa que um valor pode ser atribuído ao parâmetro na procedure e retornado ao programa principal.</text:p>
      <text:p text:style-name="Preformatted_20_Text"/>
      <text:p text:style-name="Preformatted_20_Text">IN OUT - <text:s/>parâmetro de entrada e saída. Significa que um valor pode ser passado e retornado pelo parâmetro.</text:p>
      <text:p text:style-name="Preformatted_20_Text"/>
      <text:p text:style-name="Preformatted_20_Text">Observação: Se o IN e OUT não forem utilizados na declaração do parâmetro indica que ele é um parâmetro de entrada (IN).</text:p>
      <text:p text:style-name="Preformatted_20_Text">Exemplo: Alterar a procedure carga para receber um parâmetro de entrada que é o número de linhas que devem ser inseridas na tabela funcionario.</text:p>
      <text:p text:style-name="Preformatted_20_Text"/>
      <text:p text:style-name="Preformatted_20_Text">CREATE OR REPLACE PROCEDURE carga(v_linhas IN NUMBER) IS</text:p>
      <text:p text:style-name="Preformatted_20_Text"><text:s text:c="2"/>v_i NUMBER(6);</text:p>
      <text:p text:style-name="Preformatted_20_Text"><text:s text:c="2"/>v_sal NUMBER(6) := 1000;</text:p>
      <text:p text:style-name="Preformatted_20_Text">BEGIN</text:p>
      <text:p text:style-name="Preformatted_20_Text"><text:s/>FOR v_i IN 1..v_linhas LOOP</text:p>
      <text:p text:style-name="Preformatted_20_Text"><text:s text:c="5"/>insert into funcionario(id_funcionario, nome_funcionario,salario, id_departamento, id_cargo) </text:p>
      <text:p text:style-name="Preformatted_20_Text"><text:s text:c="6"/>values(sfuncionario.nextval,'Pedro'||v_i,v_sal,100,300);</text:p>
      <text:p text:style-name="Preformatted_20_Text"><text:s text:c="5"/>v_sal := v_sal + 100;</text:p>
      <text:p text:style-name="Preformatted_20_Text"><text:s/>END LOOP;</text:p>
      <text:p text:style-name="Preformatted_20_Text">END;</text:p>
      <text:p text:style-name="Preformatted_20_Text"/>
      <text:p text:style-name="Preformatted_20_Text">O parâmetro v_linhas do tipo NUMBER é utilizado no comando FOR v_i IN 1..v_linhas para determinar o número de repetições no laço de repetição FOR e consequentemente o número de linhas que serão inseridas na tabela funcionário.</text:p>
      <text:p text:style-name="Preformatted_20_Text"/>
      <text:p text:style-name="Preformatted_20_Text">Na chamada do procedimento o valor 4 é passado para o parâmetro v_linhas. Isso indica que serão inseridas 4 linhas na tabela funcionario.</text:p>
      <text:p text:style-name="Preformatted_20_Text"/>
      <text:p text:style-name="Preformatted_20_Text">--Chamada da procedure</text:p>
      <text:p text:style-name="Preformatted_20_Text"/>
      <text:p text:style-name="Preformatted_20_Text">EXEC carga(4);</text:p>
      <text:p text:style-name="Preformatted_20_Text">&lt;/pre&gt;</text:p>
      <text:p text:style-name="Preformatted_20_Text"/>
      <text:p text:style-name="Preformatted_20_Text">&lt;pre&gt;</text:p>
      <text:p text:style-name="Preformatted_20_Text">2.1.2 Parâmetro do tipo OUT</text:p>
      <text:p text:style-name="Preformatted_20_Text">O parâmetro do tipo OUT permite que um valor seja atribuído ao parâmetro dentro da PROCEDURE e retorne ao bloco que chamou a PROCEDURE.</text:p>
      <text:p text:style-name="Preformatted_20_Text"/>
      <text:p text:style-name="Preformatted_20_Text">Exemplo: Procedure que retorna em um parâmetro de saída o número de linhas da tabela funcionario.</text:p>
      <text:p text:style-name="Preformatted_20_Text"/>
      <text:p text:style-name="Preformatted_20_Text">CREATE OR REPLACE PROCEDURE conta_funcionarios(p_total OUT NUMBER) IS</text:p>
      <text:p text:style-name="Preformatted_20_Text">BEGIN</text:p>
      <text:p text:style-name="Preformatted_20_Text"><text:s text:c="2"/>SELECT count(*)</text:p>
      <text:p text:style-name="Preformatted_20_Text"><text:s text:c="2"/>INTO p_total</text:p>
      <text:p text:style-name="Preformatted_20_Text"><text:s text:c="2"/>FROM funcionario;</text:p>
      <text:p text:style-name="Preformatted_20_Text">END;</text:p>
      <text:p text:style-name="Preformatted_20_Text"/>
      <text:p text:style-name="Preformatted_20_Text">Explicando o código:</text:p>
      <text:p text:style-name="Preformatted_20_Text"/>
      <text:p text:style-name="Preformatted_20_Text">O parâmetro p_total é utilizado na cláusula INTO e recebe o número de linhas da tabela funcionário. O select utiliza a função de agregação count para contar o número de linhas da tabela funcionário.</text:p>
      <text:p text:style-name="Preformatted_20_Text"/>
      <text:p text:style-name="Preformatted_20_Text">Para chamar a PROCEDURE é utilizado um bloco PL/SQL anônimo. A procedure PUT_LINE imprime na tela o texto Número de linhas da tabela funcionario: e o conteúdo da variável num que recebeu o retorno do parâmetro p_total da PROCEDURE conta_funcionarios.</text:p>
      <text:p text:style-name="Preformatted_20_Text"/>
      <text:p text:style-name="Preformatted_20_Text">DECLARE</text:p>
      <text:p text:style-name="Preformatted_20_Text"><text:s text:c="2"/>num NUMBER;</text:p>
      <text:p text:style-name="Preformatted_20_Text">BEGIN</text:p>
      <text:p text:style-name="Preformatted_20_Text"><text:s text:c="2"/>conta_funcionarios(num);</text:p>
      <text:p text:style-name="Preformatted_20_Text"><text:s text:c="2"/>DBMS_OUTPUT.PUT_LINE('Número de linhas da tabela funcionario:'||num);</text:p>
      <text:p text:style-name="Preformatted_20_Text">END;</text:p>
      <text:p text:style-name="Preformatted_20_Text">&lt;/pre&gt;</text:p>
      <text:p text:style-name="Preformatted_20_Text"/>
      <text:p text:style-name="Preformatted_20_Text">&lt;pre&gt;</text:p>
      <text:p text:style-name="Preformatted_20_Text"><text:s text:c="2"/>2.2 Desafio 2</text:p>
      <text:p text:style-name="Preformatted_20_Text"/>
      <text:p text:style-name="Preformatted_20_Text">Desafio: Criar uma procedure que recebe como parâmetro o nome do departamento e verifica o número de funcionários deste departamento apresentando a seguinte mensagem:</text:p>
      <text:p text:style-name="Preformatted_20_Text">0 – O departamento não possui funcionários</text:p>
      <text:p text:style-name="Preformatted_20_Text">1-20 – Classificação – Departamento Pequeno</text:p>
      <text:p text:style-name="Preformatted_20_Text">21-30 – Classificação – Departamento Médio</text:p>
      <text:p text:style-name="Preformatted_20_Text">31 ou mais – Classificação – Departamento Grande</text:p>
      <text:p text:style-name="Preformatted_20_Text">&lt;/pre&gt;</text:p>
      <text:p text:style-name="Preformatted_20_Text"/>
      <text:p text:style-name="Preformatted_20_Text">&lt;pre&gt;</text:p>
      <text:p text:style-name="Preformatted_20_Text"/>
      <text:p text:style-name="Preformatted_20_Text"><text:s text:c="2"/>Solução 1:</text:p>
      <text:p text:style-name="Preformatted_20_Text"/>
      <text:p text:style-name="Preformatted_20_Text">Solução do Desafio:</text:p>
      <text:p text:style-name="Preformatted_20_Text">CREATE OR REPLACE PROCEDURE verifica_depto (p_nome IN VARCHAR2) IS</text:p>
      <text:p text:style-name="Preformatted_20_Text"><text:s text:c="3"/>v_cont NUMBER;</text:p>
      <text:p text:style-name="Preformatted_20_Text">BEGIN</text:p>
      <text:p text:style-name="Preformatted_20_Text">SELECT count(*)</text:p>
      <text:p text:style-name="Preformatted_20_Text">INTO v_cont</text:p>
      <text:p text:style-name="Preformatted_20_Text">FROM funcionario f inner join departamento d</text:p>
      <text:p text:style-name="Preformatted_20_Text">on f.id_departamento = d.id_departamento</text:p>
      <text:p text:style-name="Preformatted_20_Text">WHERE d.nome_departamento = p_nome;</text:p>
      <text:p text:style-name="Preformatted_20_Text"/>
      <text:p text:style-name="Preformatted_20_Text">IF v_cont =0</text:p>
      <text:p text:style-name="Preformatted_20_Text">THEN DBMS_OUTPUT.PUT_LINE('O departamento não possui funcionários');</text:p>
      <text:p text:style-name="Preformatted_20_Text">ELSIF v_cont &lt;=20</text:p>
      <text:p text:style-name="Preformatted_20_Text">THEN DBMS_OUTPUT.PUT_LINE('Departamento Pequeno');</text:p>
      <text:p text:style-name="Preformatted_20_Text">ELSIF v_cont &lt;=30</text:p>
      <text:p text:style-name="Preformatted_20_Text">THEN DBMS_OUTPUT.PUT_LINE('Departamento Médio');</text:p>
      <text:p text:style-name="Preformatted_20_Text">ELSE DBMS_OUTPUT.PUT_LINE('Departamento Grande');</text:p>
      <text:p text:style-name="Preformatted_20_Text">END IF;</text:p>
      <text:p text:style-name="Preformatted_20_Text">END;</text:p>
      <text:p text:style-name="Preformatted_20_Text"/>
      <text:p text:style-name="Preformatted_20_Text"/>
      <text:p text:style-name="Preformatted_20_Text">Explicando o código:</text:p>
      <text:p text:style-name="Preformatted_20_Text"/>
      <text:p text:style-name="Preformatted_20_Text"><text:s text:c="2"/>A PROCEDURE recebe como parâmetro o nome no departamento. Para descobrir o total de funcionários do departamento é necessário fazer um JOIN entre as tabelas funcionario e departamento pois a informação de que funcionário trabalha em qual departamento está na tabela funcionário e o nome do departamento está na tabela departamento. O número de funcionários no departamento é atribuído a variável v_cont através do INTO.</text:p>
      <text:p text:style-name="Preformatted_20_Text"/>
      <text:p text:style-name="Preformatted_20_Text">O comando de seleção IF é utilizado para determinar o que será impresso na tela dependendo do conteúdo da variável v_cont.</text:p>
      <text:p text:style-name="Preformatted_20_Text"/>
      <text:p text:style-name="Preformatted_20_Text">Na declaração do parâmetro p_nome não pode ser colocado o tamanho VARCHAR2(30) como é feito na declaração de variáveis. </text:p>
      <text:p text:style-name="Preformatted_20_Text"/>
      <text:p text:style-name="Preformatted_20_Text">CREATE OR REPLACE PROCEDURE verifica_depto (p_nome IN VARCHAR2(30)) IS</text:p>
      <text:p text:style-name="Preformatted_20_Text"/>
      <text:p text:style-name="Preformatted_20_Text">A declaração acima retornaria um erro sintático.</text:p>
      <text:p text:style-name="Preformatted_20_Text"/>
      <text:p text:style-name="Preformatted_20_Text"/>
      <text:p text:style-name="Preformatted_20_Text">Chamada da procedure:</text:p>
      <text:p text:style-name="Preformatted_20_Text"/>
      <text:p text:style-name="Preformatted_20_Text">EXEC verifica_depto ('Vendas');</text:p>
      <text:p text:style-name="Preformatted_20_Text"/>
      <text:p text:style-name="Preformatted_20_Text">-----------------------------------------------------------------------------------------</text:p>
      <text:p text:style-name="Preformatted_20_Text"/>
      <text:p text:style-name="Preformatted_20_Text"><text:s text:c="2"/>Solução 2:</text:p>
      <text:p text:style-name="Preformatted_20_Text"/>
      <text:p text:style-name="Preformatted_20_Text">1. Recebe o nome do departamento como parâmetro de entrada.</text:p>
      <text:p text:style-name="Preformatted_20_Text"/>
      <text:p text:style-name="Preformatted_20_Text">2. Conta quantos funcionários estão nesse departamento.</text:p>
      <text:p text:style-name="Preformatted_20_Text"/>
      <text:p text:style-name="Preformatted_20_Text">3. Exibe uma mensagem conforme a faixa de quantidade.</text:p>
      <text:p text:style-name="Preformatted_20_Text"/>
      <text:p text:style-name="Preformatted_20_Text"><text:s text:c="2"/>Versão da procedure com parâmetro IN</text:p>
      <text:p text:style-name="Preformatted_20_Text"/>
      <text:p text:style-name="Preformatted_20_Text">CREATE OR REPLACE PROCEDURE verifica_departamento(p_nome_departamento IN VARCHAR2) IS</text:p>
      <text:p text:style-name="Preformatted_20_Text"><text:s text:c="4"/>v_qtd_funcionarios NUMBER;</text:p>
      <text:p text:style-name="Preformatted_20_Text">BEGIN</text:p>
      <text:p text:style-name="Preformatted_20_Text"><text:s text:c="4"/>-- Conta quantos funcionários existem nesse departamento</text:p>
      <text:p text:style-name="Preformatted_20_Text"><text:s text:c="4"/>SELECT COUNT(f.id_funcionario)</text:p>
      <text:p text:style-name="Preformatted_20_Text"><text:s text:c="6"/>INTO v_qtd_funcionarios</text:p>
      <text:p text:style-name="Preformatted_20_Text"><text:s text:c="6"/>FROM funcionario f</text:p>
      <text:p text:style-name="Preformatted_20_Text"><text:s text:c="6"/>JOIN departamento d ON f.id_departamento = d.id_departamento</text:p>
      <text:p text:style-name="Preformatted_20_Text"><text:s text:c="5"/>WHERE UPPER(d.nome_departamento) = UPPER(p_nome_departamento);</text:p>
      <text:p text:style-name="Preformatted_20_Text"/>
      <text:p text:style-name="Preformatted_20_Text"><text:s text:c="4"/>-- Exibe a classificação conforme o número de funcionários</text:p>
      <text:p text:style-name="Preformatted_20_Text"><text:s text:c="4"/>IF v_qtd_funcionarios = 0 THEN</text:p>
      <text:p text:style-name="Preformatted_20_Text"><text:s text:c="8"/>DBMS_OUTPUT.PUT_LINE('O departamento não possui funcionários');</text:p>
      <text:p text:style-name="Preformatted_20_Text"><text:s text:c="4"/>ELSIF v_qtd_funcionarios BETWEEN 1 AND 20 THEN</text:p>
      <text:p text:style-name="Preformatted_20_Text"><text:s text:c="8"/>DBMS_OUTPUT.PUT_LINE('Classificação – Departamento Pequeno (' || v_qtd_funcionarios || ' funcionários)');</text:p>
      <text:p text:style-name="Preformatted_20_Text"><text:s text:c="4"/>ELSIF v_qtd_funcionarios BETWEEN 21 AND 30 THEN</text:p>
      <text:p text:style-name="Preformatted_20_Text"><text:s text:c="8"/>DBMS_OUTPUT.PUT_LINE('Classificação – Departamento Médio (' || v_qtd_funcionarios || ' funcionários)');</text:p>
      <text:p text:style-name="Preformatted_20_Text"><text:s text:c="4"/>ELSE</text:p>
      <text:p text:style-name="Preformatted_20_Text"><text:s text:c="8"/>DBMS_OUTPUT.PUT_LINE('Classificação – Departamento Grande (' || v_qtd_funcionarios || ' funcionários)');</text:p>
      <text:p text:style-name="Preformatted_20_Text"><text:s text:c="4"/>END IF;</text:p>
      <text:p text:style-name="Preformatted_20_Text"/>
      <text:p text:style-name="Preformatted_20_Text">EXCEPTION</text:p>
      <text:p text:style-name="Preformatted_20_Text"><text:s text:c="4"/>WHEN NO_DATA_FOUND THEN</text:p>
      <text:p text:style-name="Preformatted_20_Text"><text:s text:c="8"/>DBMS_OUTPUT.PUT_LINE('Departamento não encontrado.');</text:p>
      <text:p text:style-name="Preformatted_20_Text">END;</text:p>
      <text:p text:style-name="Preformatted_20_Text"/>
      <text:p text:style-name="Preformatted_20_Text">Para testar:</text:p>
      <text:p text:style-name="Preformatted_20_Text"/>
      <text:p text:style-name="Preformatted_20_Text">SET SERVEROUTPUT ON;</text:p>
      <text:p text:style-name="Preformatted_20_Text">EXEC verifica_departamento('Vendas');</text:p>
      <text:p text:style-name="Preformatted_20_Text"/>
      <text:p text:style-name="Preformatted_20_Text">A procedure compara o nome do departamento sem diferenciar maiúsculas/minúsculas (UPPER()).</text:p>
      <text:p text:style-name="Preformatted_20_Text"/>
      <text:p text:style-name="Preformatted_20_Text">Se o nome não existir na tabela departamento, o tratamento de exceção mostra a mensagem “Departamento não encontrado.”</text:p>
      <text:p text:style-name="Preformatted_20_Text"/>
      <text:p text:style-name="Preformatted_20_Text">É importante que as tabelas funcionario e departamento estejam relacionadas pela coluna id_departamento.</text:p>
      <text:p text:style-name="Preformatted_20_Text"/>
      <text:p text:style-name="Preformatted_20_Text">-----------------------------------------------------------------------------------------</text:p>
      <text:p text:style-name="Preformatted_20_Text"/>
      <text:p text:style-name="Preformatted_20_Text">Solução 3:</text:p>
      <text:p text:style-name="Preformatted_20_Text"/>
      <text:p text:style-name="Preformatted_20_Text">Ajustar a procedure para que, além de mostrar no console (DBMS_OUTPUT.PUT_LINE), ela também retorne a classificação como valor de saída, através de um parâmetro OUT.</text:p>
      <text:p text:style-name="Preformatted_20_Text"/>
      <text:p text:style-name="Preformatted_20_Text">Versão da procedure com parâmetro OUT</text:p>
      <text:p text:style-name="Preformatted_20_Text"/>
      <text:p text:style-name="Preformatted_20_Text">CREATE OR REPLACE PROCEDURE verificar_departamento(</text:p>
      <text:p text:style-name="Preformatted_20_Text"><text:s text:c="4"/>p_nome_departamento IN VARCHAR2,</text:p>
      <text:p text:style-name="Preformatted_20_Text"><text:s text:c="4"/>p_classificacao OUT VARCHAR2</text:p>
      <text:p text:style-name="Preformatted_20_Text">) IS</text:p>
      <text:p text:style-name="Preformatted_20_Text"><text:s text:c="4"/>v_qtd_funcionarios NUMBER;</text:p>
      <text:p text:style-name="Preformatted_20_Text">BEGIN</text:p>
      <text:p text:style-name="Preformatted_20_Text"><text:s text:c="4"/>-- Conta o número de funcionários do departamento informado</text:p>
      <text:p text:style-name="Preformatted_20_Text"><text:s text:c="4"/>SELECT COUNT(f.id_funcionario)</text:p>
      <text:p text:style-name="Preformatted_20_Text"><text:s text:c="6"/>INTO v_qtd_funcionarios</text:p>
      <text:p text:style-name="Preformatted_20_Text"><text:s text:c="6"/>FROM funcionario f</text:p>
      <text:p text:style-name="Preformatted_20_Text"><text:s text:c="6"/>JOIN departamento d ON f.id_departamento = d.id_departamento</text:p>
      <text:p text:style-name="Preformatted_20_Text"><text:s text:c="5"/>WHERE UPPER(d.nome_departamento) = UPPER(p_nome_departamento);</text:p>
      <text:p text:style-name="Preformatted_20_Text"/>
      <text:p text:style-name="Preformatted_20_Text"><text:s text:c="4"/>-- Define o texto da classificação</text:p>
      <text:p text:style-name="Preformatted_20_Text"><text:s text:c="4"/>IF v_qtd_funcionarios = 0 THEN</text:p>
      <text:p text:style-name="Preformatted_20_Text"><text:s text:c="8"/>p_classificacao := 'O departamento não possui funcionários';</text:p>
      <text:p text:style-name="Preformatted_20_Text"><text:s text:c="4"/>ELSIF v_qtd_funcionarios BETWEEN 1 AND 20 THEN</text:p>
      <text:p text:style-name="Preformatted_20_Text"><text:s text:c="8"/>p_classificacao := 'Classificação - Departamento Pequeno (' || v_qtd_funcionarios || ' funcionários)';</text:p>
      <text:p text:style-name="Preformatted_20_Text"><text:s text:c="4"/>ELSIF v_qtd_funcionarios BETWEEN 21 AND 30 THEN</text:p>
      <text:p text:style-name="Preformatted_20_Text"><text:s text:c="8"/>p_classificacao := 'Classificação - Departamento Médio (' || v_qtd_funcionarios || ' funcionários)';</text:p>
      <text:p text:style-name="Preformatted_20_Text"><text:s text:c="4"/>ELSE</text:p>
      <text:p text:style-name="Preformatted_20_Text"><text:s text:c="8"/>p_classificacao := 'Classificação - Departamento Grande (' || v_qtd_funcionarios || ' funcionários)';</text:p>
      <text:p text:style-name="Preformatted_20_Text"><text:s text:c="4"/>END IF;</text:p>
      <text:p text:style-name="Preformatted_20_Text"/>
      <text:p text:style-name="Preformatted_20_Text"><text:s text:c="4"/>-- Exibe também na saída</text:p>
      <text:p text:style-name="Preformatted_20_Text"><text:s text:c="4"/>DBMS_OUTPUT.PUT_LINE(p_classificacao);</text:p>
      <text:p text:style-name="Preformatted_20_Text"/>
      <text:p text:style-name="Preformatted_20_Text">EXCEPTION</text:p>
      <text:p text:style-name="Preformatted_20_Text"><text:s text:c="4"/>WHEN NO_DATA_FOUND THEN</text:p>
      <text:p text:style-name="Preformatted_20_Text"><text:s text:c="8"/>p_classificacao := 'Departamento não encontrado.';</text:p>
      <text:p text:style-name="Preformatted_20_Text"><text:s text:c="8"/>DBMS_OUTPUT.PUT_LINE(p_classificacao);</text:p>
      <text:p text:style-name="Preformatted_20_Text">END;</text:p>
      <text:p text:style-name="Preformatted_20_Text"/>
      <text:p text:style-name="Preformatted_20_Text">SET SERVEROUTPUT ON;</text:p>
      <text:p text:style-name="Preformatted_20_Text">VARIABLE v_resultado VARCHAR2(200);</text:p>
      <text:p text:style-name="Preformatted_20_Text"/>
      <text:p text:style-name="Preformatted_20_Text">EXEC verificar_departamento('Vendas', :v_resultado);</text:p>
      <text:p text:style-name="Preformatted_20_Text"/>
      <text:p text:style-name="Preformatted_20_Text">PRINT v_resultado;</text:p>
      <text:p text:style-name="Preformatted_20_Text"/>
      <text:p text:style-name="Preformatted_20_Text">A procedure recebe o nome do departamento (p_nome_departamento).</text:p>
      <text:p text:style-name="Preformatted_20_Text"/>
      <text:p text:style-name="Preformatted_20_Text">Calcula quantos funcionários há nele.</text:p>
      <text:p text:style-name="Preformatted_20_Text"/>
      <text:p text:style-name="Preformatted_20_Text">Define a mensagem de classificação e grava no parâmetro OUT (p_classificacao).</text:p>
      <text:p text:style-name="Preformatted_20_Text"/>
      <text:p text:style-name="Preformatted_20_Text">Também mostra a mensagem no console com DBMS_OUTPUT.</text:p>
      <text:p text:style-name="Preformatted_20_Text">&lt;/pre&gt;</text:p>
      <text:p text:style-name="Preformatted_20_Text"/>
      <text:p text:style-name="Preformatted_20_Text">&lt;pre&gt;</text:p>
      <text:p text:style-name="Preformatted_20_Text"><text:s text:c="2"/>2.3 Desafio 3</text:p>
      <text:p text:style-name="Preformatted_20_Text"/>
      <text:p text:style-name="Preformatted_20_Text">Desafio: <text:s/>Criar um procedimento que recebe como parâmetro o id do funcionário e retorna em um parâmetro de saída o cargo do funcionário.</text:p>
      <text:p text:style-name="Preformatted_20_Text">&lt;/pre&gt;</text:p>
      <text:p text:style-name="Preformatted_20_Text"/>
      <text:p text:style-name="Preformatted_20_Text">&lt;pre&gt;</text:p>
      <text:p text:style-name="Preformatted_20_Text"><text:s text:c="2"/>2.3.1 Solução do Desafio 3</text:p>
      <text:p text:style-name="Preformatted_20_Text">Solução do Desafio:</text:p>
      <text:p text:style-name="Preformatted_20_Text"/>
      <text:p text:style-name="Preformatted_20_Text">CREATE OR REPLACE PROCEDURE retorna_cargo</text:p>
      <text:p text:style-name="Preformatted_20_Text">(p_id_funcionario IN funcionario.id_funcionario%type,</text:p>
      <text:p text:style-name="Preformatted_20_Text">p_cargo OUT cargo.nome_cargo%type)</text:p>
      <text:p text:style-name="Preformatted_20_Text">IS</text:p>
      <text:p text:style-name="Preformatted_20_Text">BEGIN</text:p>
      <text:p text:style-name="Preformatted_20_Text">SELECT nome_cargo</text:p>
      <text:p text:style-name="Preformatted_20_Text">INTO p_cargo</text:p>
      <text:p text:style-name="Preformatted_20_Text">FROM funcionario f inner join cargo c</text:p>
      <text:p text:style-name="Preformatted_20_Text">on f.id_cargo = c.id_cargo</text:p>
      <text:p text:style-name="Preformatted_20_Text">WHERE f.id_funcionario = p_id_funcionario;</text:p>
      <text:p text:style-name="Preformatted_20_Text">END;</text:p>
      <text:p text:style-name="Preformatted_20_Text"/>
      <text:p text:style-name="Preformatted_20_Text">Explicando o código:</text:p>
      <text:p text:style-name="Preformatted_20_Text">A procedure recebe um parâmetro de entrada p_id_funcionario que é do mesmo tipo da coluna id_funcionario da tabela funcionario mas este parâmetro também poderia ser definido como sendo do tipo NUMBER. O outro parâmetro é um parâmetro de saída (OUT) do mesmo tipo da coluna nome_cargo da tabela cargo mas também poderia ser definido como VARCHAR2.</text:p>
      <text:p text:style-name="Preformatted_20_Text"/>
      <text:p text:style-name="Preformatted_20_Text">O SELECT faz um JOIN entre as tabelas funcionario (id_funcionario) e a tabela cargo (nome do cargo do funcionario).</text:p>
      <text:p text:style-name="Preformatted_20_Text"/>
      <text:p text:style-name="Preformatted_20_Text">O parâmetro OUT p_cargo recebe o nome do cargo na cláusula <text:s/>INTO p_cargo (comando SELECT).</text:p>
      <text:p text:style-name="Preformatted_20_Text"/>
      <text:p text:style-name="Preformatted_20_Text">Chamada da procedure: </text:p>
      <text:p text:style-name="Preformatted_20_Text"/>
      <text:p text:style-name="Preformatted_20_Text">DECLARE</text:p>
      <text:p text:style-name="Preformatted_20_Text"><text:s text:c="2"/>v_nome VARCHAR2(30);</text:p>
      <text:p text:style-name="Preformatted_20_Text">BEGIN</text:p>
      <text:p text:style-name="Preformatted_20_Text"><text:s text:c="2"/>retorna_cargo(1,v_nome);</text:p>
      <text:p text:style-name="Preformatted_20_Text"><text:s text:c="2"/>DBMS_OUTPUT.PUT_LINE('Cargo do funcionário:'||v_nome);</text:p>
      <text:p text:style-name="Preformatted_20_Text">END;</text:p>
      <text:p text:style-name="Preformatted_20_Text"/>
      <text:p text:style-name="Preformatted_20_Text">Na chamada da procedure retorna_cargo(1,v_nome), o parâmetro 1 é o id do funcionário. A variável v_nome vai receber o nome do cargo do funcionário retornado pelo parâmetro p_cargo. O put_line imprime na tela o texto Cargo do funcionário: e o conteúdo da variável v_nome.</text:p>
      <text:p text:style-name="Preformatted_20_Text">&lt;/pre&gt;</text:p>
      <text:p text:style-name="Preformatted_20_Text"/>
      <text:p text:style-name="Preformatted_20_Text">&lt;pre&gt;</text:p>
      <text:p text:style-name="Preformatted_20_Text"><text:s text:c="2"/>2.4 Function</text:p>
      <text:p text:style-name="Preformatted_20_Text">Uma function é um outro tipo de bloco PL/SQL que diferente da procedure retorna um valor na sua chamada. No código da function deve ser definido o valor e o tipo de dado que será retornado. Assim como a procedure, uma function pode ou não ter parâmetros.</text:p>
      <text:p text:style-name="Preformatted_20_Text"/>
      <text:p text:style-name="Preformatted_20_Text">Uma function pode ter um ou mais comandos DML (insert, update e delete) e um ou mais comandos SELECT.</text:p>
      <text:p text:style-name="Preformatted_20_Text"/>
      <text:p text:style-name="Preformatted_20_Text">Exemplo: Função que retorna a soma de salários de um determinado departamento, o id do departamento deve ser passado como parâmetro.</text:p>
      <text:p text:style-name="Preformatted_20_Text">CREATE OR REPLACE FUNCTION soma_salarios(p_id IN NUMBER)</text:p>
      <text:p text:style-name="Preformatted_20_Text"><text:s text:c="4"/>RETURN NUMBER IS</text:p>
      <text:p text:style-name="Preformatted_20_Text"><text:s/>soma NUMBER;</text:p>
      <text:p text:style-name="Preformatted_20_Text">BEGIN</text:p>
      <text:p text:style-name="Preformatted_20_Text"/>
      <text:p text:style-name="Preformatted_20_Text"><text:s text:c="2"/>SELECT sum(salario)</text:p>
      <text:p text:style-name="Preformatted_20_Text"><text:s text:c="2"/>INTO soma</text:p>
      <text:p text:style-name="Preformatted_20_Text"><text:s text:c="2"/>FROM funcionario</text:p>
      <text:p text:style-name="Preformatted_20_Text"><text:s text:c="2"/>where id_departamento = p_id;</text:p>
      <text:p text:style-name="Preformatted_20_Text"/>
      <text:p text:style-name="Preformatted_20_Text">RETURN soma;</text:p>
      <text:p text:style-name="Preformatted_20_Text">END;</text:p>
      <text:p text:style-name="Preformatted_20_Text"/>
      <text:p text:style-name="Preformatted_20_Text">Explicando o código: Na declaração da função é necessário colocar o tipo de dados que será retornado. Neste exemplo o retorno será do tipo numérico RETURN NUMBER. O RETURN é colocado depois da declaração dos parâmetros da função.</text:p>
      <text:p text:style-name="Preformatted_20_Text"/>
      <text:p text:style-name="Preformatted_20_Text">A soma dos salários é atribuída a variável soma no INTO soma do comando SELECT.</text:p>
      <text:p text:style-name="Preformatted_20_Text"/>
      <text:p text:style-name="Preformatted_20_Text">O RETURN soma antes do END da function retorna a soma dos salários para o bloco que chamou a função.</text:p>
      <text:p text:style-name="Preformatted_20_Text"/>
      <text:p text:style-name="Preformatted_20_Text">Chamada da função:</text:p>
      <text:p text:style-name="Preformatted_20_Text"/>
      <text:p text:style-name="Preformatted_20_Text">DECLARE</text:p>
      <text:p text:style-name="Preformatted_20_Text"><text:s text:c="2"/>total NUMBER;</text:p>
      <text:p text:style-name="Preformatted_20_Text">BEGIN</text:p>
      <text:p text:style-name="Preformatted_20_Text"><text:s text:c="2"/>total := soma_salarios(100);</text:p>
      <text:p text:style-name="Preformatted_20_Text"><text:s text:c="2"/>DBMS_OUTPUT.PUT_LINE('Soma dos salários do departamento:'||total);</text:p>
      <text:p text:style-name="Preformatted_20_Text">END;</text:p>
      <text:p text:style-name="Preformatted_20_Text"/>
      <text:p text:style-name="Preformatted_20_Text">Como a function retorna um valor na sua chamada, a chamada da função deve ser atribuída a uma variável, total := soma_salarios(100);</text:p>
      <text:p text:style-name="Preformatted_20_Text"/>
      <text:p text:style-name="Preformatted_20_Text">O conteúdo da variável total é apresentado na tela no comando put_line.</text:p>
      <text:p text:style-name="Preformatted_20_Text">&lt;/pre&gt;</text:p>
      <text:p text:style-name="Preformatted_20_Text"/>
      <text:p text:style-name="Preformatted_20_Text">&lt;pre&gt;</text:p>
      <text:p text:style-name="Preformatted_20_Text"><text:s text:c="2"/>2.5 Desafio 4</text:p>
      <text:p text:style-name="Preformatted_20_Text"/>
      <text:p text:style-name="Preformatted_20_Text"><text:s text:c="2"/>Desafio: Criar uma função que recebe como parâmetro o nome do funcionário e retorna em um parâmetro de saída o nome do departamento deste funcionário.</text:p>
      <text:p text:style-name="Preformatted_20_Text">&lt;/pre&gt;</text:p>
      <text:p text:style-name="Preformatted_20_Text"/>
      <text:p text:style-name="Preformatted_20_Text">&lt;pre&gt;</text:p>
      <text:p text:style-name="Preformatted_20_Text"><text:s text:c="2"/>2.5.1 Solução do Desafio 4</text:p>
      <text:p text:style-name="Preformatted_20_Text">Solução do Desafio:</text:p>
      <text:p text:style-name="Preformatted_20_Text"/>
      <text:p text:style-name="Preformatted_20_Text">CREATE OR REPLACE FUNCTION retorna_departamento (p_nome IN VARCHAR2) RETURN VARCHAR2</text:p>
      <text:p text:style-name="Preformatted_20_Text">IS</text:p>
      <text:p text:style-name="Preformatted_20_Text">v_depto VARCHAR2(30); <text:s text:c="2"/></text:p>
      <text:p text:style-name="Preformatted_20_Text">BEGIN</text:p>
      <text:p text:style-name="Preformatted_20_Text">SELECT nome_departamento</text:p>
      <text:p text:style-name="Preformatted_20_Text">INTO v_depto</text:p>
      <text:p text:style-name="Preformatted_20_Text">FROM funcionario f inner join departamento d</text:p>
      <text:p text:style-name="Preformatted_20_Text">on f.id_departamento = d.id_departamento</text:p>
      <text:p text:style-name="Preformatted_20_Text">where f.nome_funcionario = p_nome;</text:p>
      <text:p text:style-name="Preformatted_20_Text"/>
      <text:p text:style-name="Preformatted_20_Text">RETURN v_depto;</text:p>
      <text:p text:style-name="Preformatted_20_Text">END;</text:p>
      <text:p text:style-name="Preformatted_20_Text"/>
      <text:p text:style-name="Preformatted_20_Text">Explicando o código:</text:p>
      <text:p text:style-name="Preformatted_20_Text"/>
      <text:p text:style-name="Preformatted_20_Text">A função recebe como parâmetro de entrada o nome do funcionário (parâmetro p_nome). Na cláusula WHERE do comando SELECT, o campo nome_funcionario da tabela funcionario é comparado com o parâmetro p_nome, ou seja o nome do funcionário passado como parâmetro. <text:s/></text:p>
      <text:p text:style-name="Preformatted_20_Text"/>
      <text:p text:style-name="Preformatted_20_Text">A função vai retornar o nome do departamento do funcionário que é um VARCHAR2 por isso a função tem um RETURN VARCHAR2. Assim como na declaração dos parâmetros, não deve ser colocado o tamanho da cadeia de caracteres.</text:p>
      <text:p text:style-name="Preformatted_20_Text"/>
      <text:p text:style-name="Preformatted_20_Text">A variável v_depto recebe o nome do departamento do funcionário em INTO v_depto. O conteúdo desta variável é retornado em RETURN v_depto. </text:p>
      <text:p text:style-name="Preformatted_20_Text"/>
      <text:p text:style-name="Preformatted_20_Text">Chamada da função: a chamada da função retorna_departamento é atribuída a variável v_nome no bloco PL/SQL anônimo.</text:p>
      <text:p text:style-name="Preformatted_20_Text"/>
      <text:p text:style-name="Preformatted_20_Text">DECLARE</text:p>
      <text:p text:style-name="Preformatted_20_Text"><text:s text:c="2"/>v_nome VARCHAR2(30);</text:p>
      <text:p text:style-name="Preformatted_20_Text">BEGIN</text:p>
      <text:p text:style-name="Preformatted_20_Text"><text:s text:c="2"/>v_nome:= retorna_departamento('Pedro');</text:p>
      <text:p text:style-name="Preformatted_20_Text"><text:s text:c="2"/>DBMS_OUTPUT.PUT_LINE('Nome do Departamento:'||v_nome);</text:p>
      <text:p text:style-name="Preformatted_20_Text">END;</text:p>
      <text:p text:style-name="Preformatted_20_Text">&lt;/pre&gt;</text:p>
      <text:p text:style-name="Preformatted_20_Text"/>
      <text:p text:style-name="Preformatted_20_Text">&lt;pre&gt;</text:p>
      <text:p text:style-name="Preformatted_20_Text"><text:s text:c="2"/>2.6 Cursor</text:p>
      <text:p text:style-name="Preformatted_20_Text">Quando o Oracle executa uma consulta ele utilizada uma área da Memória para colocar o resultado desta consulta. Para recuperar cada uma das linhas do resultado utilizamos cursores. Existem dois tipos de cursores, implícitos e explícitos. Para qualquer comando DML (e SELECT que retorna uma única linha) o Oracle implicitamente abre um cursor chamado SQL. A cláusula INTO pode ser usado no SELECT apenas nas consultas que retornam uma única linha, nas consultas que retornam uma linha ou mais devemos utilizar cursores explícitos. Os cursores podem ser utilizados em qualquer tipo de bloco PL/SQL (anônimo, procedure, function e trigger).</text:p>
      <text:p text:style-name="Preformatted_20_Text"/>
      <text:p text:style-name="Preformatted_20_Text"/>
      <text:p text:style-name="Preformatted_20_Text"/>
      <text:p text:style-name="Preformatted_20_Text">Declaração de cursor explícito</text:p>
      <text:p text:style-name="Preformatted_20_Text">CURSOR cursor_name [(parameter[, parameter]...)]</text:p>
      <text:p text:style-name="Preformatted_20_Text">[RETURN return_type] IS select_statement;</text:p>
      <text:p text:style-name="Preformatted_20_Text"/>
      <text:p text:style-name="Preformatted_20_Text">Exemplo: Recuperar o código, nome e salário de todos os funcionários da empresa. Neste caso não podemos utilizar o INTO pois o SELECT pode retornar mais de uma linha.</text:p>
      <text:p text:style-name="Preformatted_20_Text"/>
      <text:p text:style-name="Preformatted_20_Text">CURSOR c_funcinario IS</text:p>
      <text:p text:style-name="Preformatted_20_Text">SELECT id_funcionario, nome_funcionario, salario </text:p>
      <text:p text:style-name="Preformatted_20_Text">FROM funcionario;</text:p>
      <text:p text:style-name="Preformatted_20_Text"/>
      <text:p text:style-name="Preformatted_20_Text"/>
      <text:p text:style-name="Preformatted_20_Text"/>
      <text:p text:style-name="Preformatted_20_Text">Operações associadas a cursores</text:p>
      <text:p text:style-name="Preformatted_20_Text"/>
      <text:p text:style-name="Preformatted_20_Text">Open: Executa a consulta associada ao cursor e armazena o resultado na memória cujo início é apontado pelo cursor.</text:p>
      <text:p text:style-name="Preformatted_20_Text"/>
      <text:p text:style-name="Preformatted_20_Text">open &lt;nome-cursor&gt;</text:p>
      <text:p text:style-name="Preformatted_20_Text"/>
      <text:p text:style-name="Preformatted_20_Text">Fetch: Recupera uma linha do resultado. Transfere os seus valores para as variáveis e avança o cursor para a próxima linha.</text:p>
      <text:p text:style-name="Preformatted_20_Text"/>
      <text:p text:style-name="Preformatted_20_Text">Sintaxe:</text:p>
      <text:p text:style-name="Preformatted_20_Text"/>
      <text:p text:style-name="Preformatted_20_Text">fetch &lt;nome-cursor&gt; into &lt;variáveis&gt;</text:p>
      <text:p text:style-name="Preformatted_20_Text"/>
      <text:p text:style-name="Preformatted_20_Text">Close: Desativa o cursor e libera os dados da área temporária de memória.</text:p>
      <text:p text:style-name="Preformatted_20_Text"/>
      <text:p text:style-name="Preformatted_20_Text"/>
      <text:p text:style-name="Preformatted_20_Text"/>
      <text:p text:style-name="Preformatted_20_Text">Atributos do cursor</text:p>
      <text:p text:style-name="Preformatted_20_Text">%ISOPEN - Retorna verdadeiro se o cursor estiver aberto</text:p>
      <text:p text:style-name="Preformatted_20_Text">%NOTFOUND - Retorna verdadeiro se o FETCH mais recente não retornou nenhuma linha</text:p>
      <text:p text:style-name="Preformatted_20_Text">%FOUND - Retorna verdadeiro se o FETCH mais recente retornou uma linha</text:p>
      <text:p text:style-name="Preformatted_20_Text">%ROWCOUNT - Retorna o número total de linhas recuperadas até o momento</text:p>
      <text:p text:style-name="Preformatted_20_Text">&lt;/pre&gt;</text:p>
      <text:p text:style-name="Preformatted_20_Text"/>
      <text:p text:style-name="Preformatted_20_Text">&lt;pre&gt;</text:p>
      <text:p text:style-name="Preformatted_20_Text"><text:s text:c="2"/>2.6.1 Exemplo</text:p>
      <text:p text:style-name="Preformatted_20_Text">Neste exemplo criamos um bloco PL/SQL anônimo com um cursor explícito chamado c_funcionario. Este cursor recupera o nome do funcionario e o salario de todos os funcionários da tabela funcionario. Como a tabela pode ter várias linhas não seria possível utilizar o SELECT .. INTO, então a solução é criar um cursor explícito. </text:p>
      <text:p text:style-name="Preformatted_20_Text"/>
      <text:p text:style-name="Preformatted_20_Text">DECLARE</text:p>
      <text:p text:style-name="Preformatted_20_Text">CURSOR c_funcionario IS</text:p>
      <text:p text:style-name="Preformatted_20_Text">SELECT nome_funcionario, salario FROM Funcionario;</text:p>
      <text:p text:style-name="Preformatted_20_Text">v_nome_funcionario funcionario.nome_funcionario%TYPE;</text:p>
      <text:p text:style-name="Preformatted_20_Text"/>
      <text:p text:style-name="Preformatted_20_Text">v_salario funcionario.salario%TYPE;</text:p>
      <text:p text:style-name="Preformatted_20_Text">BEGIN</text:p>
      <text:p text:style-name="Preformatted_20_Text">OPEN c_funcionario;</text:p>
      <text:p text:style-name="Preformatted_20_Text">LOOP</text:p>
      <text:p text:style-name="Preformatted_20_Text">FETCH c_funcionario INTO v_nome_funcionario,v_salario;</text:p>
      <text:p text:style-name="Preformatted_20_Text">IF c_funcionario%NOTFOUND</text:p>
      <text:p text:style-name="Preformatted_20_Text">THEN -- se encontrar o fim do cursor</text:p>
      <text:p text:style-name="Preformatted_20_Text">EXIT;</text:p>
      <text:p text:style-name="Preformatted_20_Text">END IF;</text:p>
      <text:p text:style-name="Preformatted_20_Text">DBMS_OUTPUT.PUT_LINE(v_nome_funcionario);</text:p>
      <text:p text:style-name="Preformatted_20_Text">DBMS_OUTPUT.PUT_LINE(v_salario);</text:p>
      <text:p text:style-name="Preformatted_20_Text">END LOOP;</text:p>
      <text:p text:style-name="Preformatted_20_Text">CLOSE c_funcionario;</text:p>
      <text:p text:style-name="Preformatted_20_Text">END;</text:p>
      <text:p text:style-name="Preformatted_20_Text"/>
      <text:p text:style-name="Preformatted_20_Text">Explicando o código</text:p>
      <text:p text:style-name="Preformatted_20_Text"><text:s/></text:p>
      <text:p text:style-name="Preformatted_20_Text">CURSOR c_funcionario IS</text:p>
      <text:p text:style-name="Preformatted_20_Text">SELECT nome_funcionario, salario </text:p>
      <text:p text:style-name="Preformatted_20_Text">FROM Funcionario;</text:p>
      <text:p text:style-name="Preformatted_20_Text"/>
      <text:p text:style-name="Preformatted_20_Text">v_nome_funcionario funcionario.nome_funcionario%TYPE;</text:p>
      <text:p text:style-name="Preformatted_20_Text">v_salario funcionario.salario%TYPE;</text:p>
      <text:p text:style-name="Preformatted_20_Text"/>
      <text:p text:style-name="Preformatted_20_Text">Declara o cursor explícito c_funcionario e as variáveis v_nome e v_salario que receberão respectivamente o nome do funcionário (nome_funcionario) e o salário (salario), campos da cláusula SELECT. A variável v_nome é do mesmo tipo (%type) da coluna nome_funcionario da tabela funcionario (funcionario.nome_funcionario%TYPE), mas esta variável também poderia ser declara como um VARCHAR2(40) que é o tipo da coluna nome_funcionario na tabela funcionario. A variável v_salario é do mesmo tipo (%type) da coluna salario da tabela funcionario (funcionario.salario%TYPE), mas poderia ter sido declara como um NUMBER que o tipo da coluna salario na tabela funcionario. </text:p>
      <text:p text:style-name="Preformatted_20_Text"/>
      <text:p text:style-name="Preformatted_20_Text">OPEN c_funcionario, o comando OPEN executa a consulta associada ao cursor e coloca o resultado em uma área temporária na memória. </text:p>
      <text:p text:style-name="Preformatted_20_Text">FETCH c_funcionario INTO v_nome_funcionario,v_salario; Analisando o código acima é possível verificar que o FETCH está dentro de um laço de repetição (LOOP ... END LOOP) pois o FETCH pega cada uma das linhas do resultado, se por exemplo o select retornar 20 linhas o FETCH precisa ser executado 20 vezes. O valor das colunas nome_funcionario e salario são transferidos para as variáveis v_nome e v_salario respectivamente a cada repetição (FETCH c_funcionario INTO v_nome_funcionario,v_salario).</text:p>
      <text:p text:style-name="Preformatted_20_Text"/>
      <text:p text:style-name="Preformatted_20_Text">IF c_funcionario%NOTFOUND</text:p>
      <text:p text:style-name="Preformatted_20_Text">THEN -- se encontrar o fim do cursor</text:p>
      <text:p text:style-name="Preformatted_20_Text">EXIT;</text:p>
      <text:p text:style-name="Preformatted_20_Text">END IF;</text:p>
      <text:p text:style-name="Preformatted_20_Text"/>
      <text:p text:style-name="Preformatted_20_Text">O teste acima é executado dentro do laço de repetição logo depois do comando FETCH . Se o FETCH for executado e não retornar nenhuma linha (c_funcionario%NOTFOUND) significa que todas as linhas do resultado foram recuperadas e o laço de repetição pode ser encerrado (EXIT).</text:p>
      <text:p text:style-name="Preformatted_20_Text">Depois que o laço de repetição for encerrado e todas as linhas forem recuperadas o cursor pode ser fechado (CLOSE c_funcionario)</text:p>
      <text:p text:style-name="Preformatted_20_Text">&lt;/pre&gt;</text:p>
      <text:p text:style-name="Preformatted_20_Text"/>
      <text:p text:style-name="Preformatted_20_Text">&lt;pre&gt;</text:p>
      <text:p text:style-name="Preformatted_20_Text"><text:s text:c="2"/>2.6.2 FOR LOOP</text:p>
      <text:p text:style-name="Preformatted_20_Text">O comando FOR LOOP pode ser utilizado ao invés dos comandos OPEN, FETCH e CLOSE. Na verdade o FOR LOOP executa as 3 operações de forma implícita simplificando o código.</text:p>
      <text:p text:style-name="Preformatted_20_Text"/>
      <text:p text:style-name="Preformatted_20_Text">Exemplo1: Criar um bloco PL/SQL anônimo para recuperar o nome e o salário de todos os funcionários do departamento 1.</text:p>
      <text:p text:style-name="Preformatted_20_Text"/>
      <text:p text:style-name="Preformatted_20_Text">DECLARE</text:p>
      <text:p text:style-name="Preformatted_20_Text">CURSOR c_funcionario IS</text:p>
      <text:p text:style-name="Preformatted_20_Text">SELECT nome_funcionario,salario</text:p>
      <text:p text:style-name="Preformatted_20_Text">FROM funcionario f</text:p>
      <text:p text:style-name="Preformatted_20_Text">WHERE f.id_departamento =1;</text:p>
      <text:p text:style-name="Preformatted_20_Text">BEGIN</text:p>
      <text:p text:style-name="Preformatted_20_Text">/* FOR record_name IN cursor_name */</text:p>
      <text:p text:style-name="Preformatted_20_Text">/* For open,fetch e close implícito */</text:p>
      <text:p text:style-name="Preformatted_20_Text">FOR r_funcionario IN c_funcionario LOOP</text:p>
      <text:p text:style-name="Preformatted_20_Text">DBMS_OUTPUT.PUT_LINE(r_funcionario.nome_funcionario);</text:p>
      <text:p text:style-name="Preformatted_20_Text">DBMS_OUTPUT.PUT_LINE(r_funcionario.salario);</text:p>
      <text:p text:style-name="Preformatted_20_Text">END LOOP; </text:p>
      <text:p text:style-name="Preformatted_20_Text">END;</text:p>
      <text:p text:style-name="Preformatted_20_Text"/>
      <text:p text:style-name="Preformatted_20_Text">/* <text:s/>*/ é comentário</text:p>
      <text:p text:style-name="Preformatted_20_Text"/>
      <text:p text:style-name="Preformatted_20_Text">Explicando o código:</text:p>
      <text:p text:style-name="Preformatted_20_Text">O cursor é declarado em CURSOR com o nome c_funcionario.</text:p>
      <text:p text:style-name="Preformatted_20_Text">No bloco principal do bloco PL/SQL o comando FOR LOOP é utilizado. r_funcionario é uma declaração implícita de uma variável registro que vai conter todos os campos da cláusula SELECT, neste caso nome_funcionario e salario. No comando FOR o IN c_funcionario é o nome do nosso CURSOR. É possível observar que não são utilizados os comandos OPEN, FETCH e CLOSE pois estas operações são executadas implicitamente pelo comando FOR LOOP. </text:p>
      <text:p text:style-name="Preformatted_20_Text">Dentro do comando FOR o PUT_LINE imprime o nome do funcionário (r_funcionario.nome_funcionario) e o salário (r_funcionario.salario).</text:p>
      <text:p text:style-name="Preformatted_20_Text"/>
      <text:p text:style-name="Preformatted_20_Text">Exemplo2: Neste exemplo vamos criar uma procedure que recupera o nome e o salário dos funcionários de um determinado departamento. O id do departamento é determinado por uma variável e o cursor é executado mais de uma vez, uma para cada valor de id_departamento.</text:p>
      <text:p text:style-name="Preformatted_20_Text"/>
      <text:p text:style-name="Preformatted_20_Text">CREATE OR REPLACE PROCEDURE consulta_funcionario IS</text:p>
      <text:p text:style-name="Preformatted_20_Text">v_id_departamento NUMBER; -- deve ser declarado antes do cursor</text:p>
      <text:p text:style-name="Preformatted_20_Text">CURSOR c_funcionario IS</text:p>
      <text:p text:style-name="Preformatted_20_Text">SELECT nome_funcionario, salario</text:p>
      <text:p text:style-name="Preformatted_20_Text">FROM Funcionario</text:p>
      <text:p text:style-name="Preformatted_20_Text">WHERE id_departamento = v_id_departamento;</text:p>
      <text:p text:style-name="Preformatted_20_Text">BEGIN</text:p>
      <text:p text:style-name="Preformatted_20_Text">v_id_departamento:=1;</text:p>
      <text:p text:style-name="Preformatted_20_Text">DBMS_OUTPUT.PUT_LINE('Departamento = 1 ');</text:p>
      <text:p text:style-name="Preformatted_20_Text">FOR r_funcionario IN c_funcionario LOOP</text:p>
      <text:p text:style-name="Preformatted_20_Text">DBMS_OUTPUT.PUT_LINE(r_funcionario.nome_funcionario||' '|| r_funcionario.salario); </text:p>
      <text:p text:style-name="Preformatted_20_Text">END LOOP;</text:p>
      <text:p text:style-name="Preformatted_20_Text">v_id_departamento:=2;</text:p>
      <text:p text:style-name="Preformatted_20_Text">DBMS_OUTPUT.PUT_LINE('Departamento = 2');</text:p>
      <text:p text:style-name="Preformatted_20_Text">FOR r_funcionario IN c_funcionario LOOP </text:p>
      <text:p text:style-name="Preformatted_20_Text">DBMS_OUTPUT.PUT_LINE(r_funcionario.nome_funcionario||' '|| r_funcionario .salario); </text:p>
      <text:p text:style-name="Preformatted_20_Text">END LOOP;</text:p>
      <text:p text:style-name="Preformatted_20_Text"><text:s/>END;﻿</text:p>
      <text:p text:style-name="Preformatted_20_Text"/>
      <text:p text:style-name="Preformatted_20_Text">Explicando o código:</text:p>
      <text:p text:style-name="Preformatted_20_Text"/>
      <text:p text:style-name="Preformatted_20_Text"><text:s/>Na declaração do cursor utilizamos a variável v_id_departamento na cláusula WHERE para recuperar os funcionários onde id_departamento é igual ao conteúdo da variável v_id_departamento. </text:p>
      <text:p text:style-name="Preformatted_20_Text"/>
      <text:p text:style-name="Preformatted_20_Text"><text:s/>A varíável v_id_departamento começa recebendo o valor 1 (v_id_departamento := 1). Quando o primeiro FOR LOOP for executado o SELECT associado ao cursor será executado para os fucionários do departamento 1.</text:p>
      <text:p text:style-name="Preformatted_20_Text"/>
      <text:p text:style-name="Preformatted_20_Text"><text:s text:c="2"/>Depois que o cursor é executado para o departamento 1 a variável v_id_deptarmento recebe o valor 2 (v_id_departamento :=2) e o cursor é executado novamente (segundo FOR LOOP) agora para o departamento 2.</text:p>
      <text:p text:style-name="Preformatted_20_Text"/>
      <text:p text:style-name="Preformatted_20_Text">Exemplo3: Neste exemplo criamos um bloco PL/SQL anônimo para recuperar os dados de todos os funcionários. Não foi feita a declaração do cursor na seção DECLARE pois o SELECT foi colocado dentro do comando FOR LOOP. Esta estrutura não é recomenda se o a consulta for mais complexa pois o código pode ficar confuso com uma consulta muito grande no comando FOR LOOP.</text:p>
      <text:p text:style-name="Preformatted_20_Text">A seção DECLARE não foi utilizada no bloco PL/SQL pois não temos nenhuma variável neste bloco PL/SQL.</text:p>
      <text:p text:style-name="Preformatted_20_Text"/>
      <text:p text:style-name="Preformatted_20_Text"/>
      <text:p text:style-name="Preformatted_20_Text">BEGIN</text:p>
      <text:p text:style-name="Preformatted_20_Text">FOR r_funcionario IN (SELECT * FROM funcionario) LOOP</text:p>
      <text:p text:style-name="Preformatted_20_Text">DBMS_OUTPUT.PUT_LINE(r_funcionario.nome_funcionario||' '|| r_funcionario .salario); </text:p>
      <text:p text:style-name="Preformatted_20_Text">END LOOP;</text:p>
      <text:p text:style-name="Preformatted_20_Text">END;</text:p>
      <text:p text:style-name="Preformatted_20_Text">&lt;/pre&gt;</text:p>
      <text:p text:style-name="Preformatted_20_Text"/>
      <text:p text:style-name="Preformatted_20_Text">&lt;pre&gt;</text:p>
      <text:p text:style-name="Preformatted_20_Text"><text:s text:c="2"/>2.6.3 Passando parâmetro para cursores</text:p>
      <text:p text:style-name="Preformatted_20_Text">É possível passar parâmetros para os cursores, assim o parâmetro pode ser utilizado na cláusula WHERE para definir o critério da consulta. O valor do parâmetro é definido na utilização do cursor.</text:p>
      <text:p text:style-name="Preformatted_20_Text"/>
      <text:p text:style-name="Preformatted_20_Text">Exemplo: Bloco PL/SQL anônimo com um select associado a um cursor que recebe como parâmetro o salário e faz uma consulta que retorna o nome, id do departamento e salário dos funcionários cujo salário é maior do que o valor passado como parâmetro.</text:p>
      <text:p text:style-name="Preformatted_20_Text"/>
      <text:p text:style-name="Preformatted_20_Text">DECLARE</text:p>
      <text:p text:style-name="Preformatted_20_Text">CURSOR c_funcionario (p_salario number) IS</text:p>
      <text:p text:style-name="Preformatted_20_Text">SELECT nome_funcionario, id_departamento, salario </text:p>
      <text:p text:style-name="Preformatted_20_Text">FROM Funcionario</text:p>
      <text:p text:style-name="Preformatted_20_Text">WHERE salario &gt; p_salario;</text:p>
      <text:p text:style-name="Preformatted_20_Text"/>
      <text:p text:style-name="Preformatted_20_Text">BEGIN </text:p>
      <text:p text:style-name="Preformatted_20_Text"/>
      <text:p text:style-name="Preformatted_20_Text">FOR r_funcionario IN c_funcionario(1000) LOOP</text:p>
      <text:p text:style-name="Preformatted_20_Text">DBMS_OUTPUT.PUT_LINE(r_funcionario.nome_funcionario||' r_funcionario.salario); </text:p>
      <text:p text:style-name="Preformatted_20_Text">END LOOP; </text:p>
      <text:p text:style-name="Preformatted_20_Text"/>
      <text:p text:style-name="Preformatted_20_Text">FOR r_funcionario IN c_funcionario(3000) LOOP</text:p>
      <text:p text:style-name="Preformatted_20_Text">DBMS_OUTPUT.PUT_LINE(r_funcionario.nome_funcionario||' r_funcionario.salario); </text:p>
      <text:p text:style-name="Preformatted_20_Text">END LOOP; </text:p>
      <text:p text:style-name="Preformatted_20_Text"/>
      <text:p text:style-name="Preformatted_20_Text">END;</text:p>
      <text:p text:style-name="Preformatted_20_Text"/>
      <text:p text:style-name="Preformatted_20_Text">Explicando o código: o cursor é executado duas vezes no bloco PL/SQL. O primeiro FOR LOOP executado a consulta associada ao cursor com o parâmetro 1000, portanto vai retornar os dados dos funcionários cujo salário é maior do que 1000. O segundo FOR LOOP executa o cursor com o parâmetro 3000 retornando os dados dos funcionários cujo salário é maior do que 3000.</text:p>
      <text:p text:style-name="Preformatted_20_Text">&lt;/pre&gt;</text:p>
      <text:p text:style-name="Preformatted_20_Text"/>
      <text:p text:style-name="Preformatted_20_Text">&lt;pre&gt;</text:p>
      <text:p text:style-name="Preformatted_20_Text"><text:s text:c="2"/>2.7 Desafio 4</text:p>
      <text:p text:style-name="Preformatted_20_Text">Desafio: Neste desafio você deve utilizar um cursor explícito. Fazer um procedimento que escreva na tela as seguintes informações dos funcionários de um determinado departamento: o nome do funcionário, cargo e salário. (o id do departamento deve ser passado como parâmetro)</text:p>
      <text:p text:style-name="Preformatted_20_Text">&lt;/pre&gt;</text:p>
      <text:p text:style-name="Preformatted_20_Text"/>
      <text:p text:style-name="Preformatted_20_Text">&lt;pre&gt;</text:p>
      <text:p text:style-name="Preformatted_20_Text"><text:s text:c="2"/>2.7.1 Solução do Desafio 4</text:p>
      <text:p text:style-name="Preformatted_20_Text"/>
      <text:p text:style-name="Preformatted_20_Text">CREATE OR REPLACE PROCEDURE retorna_func_depto (p_id_departamento IN funcionario.id_departamento%type)</text:p>
      <text:p text:style-name="Preformatted_20_Text">IS</text:p>
      <text:p text:style-name="Preformatted_20_Text"/>
      <text:p text:style-name="Preformatted_20_Text">CURSOR c_func_cargo IS</text:p>
      <text:p text:style-name="Preformatted_20_Text">SELECT nome_funcionario, nome_cargo,salario</text:p>
      <text:p text:style-name="Preformatted_20_Text">FROM funcironario f inner join cargo c</text:p>
      <text:p text:style-name="Preformatted_20_Text">on f.id_cargo = c.id_cargo</text:p>
      <text:p text:style-name="Preformatted_20_Text">where f.id_departamento = p_id_departamento;</text:p>
      <text:p text:style-name="Preformatted_20_Text"/>
      <text:p text:style-name="Preformatted_20_Text">BEGIN</text:p>
      <text:p text:style-name="Preformatted_20_Text"/>
      <text:p text:style-name="Preformatted_20_Text">FOR res IN c_func_cargo LOOP</text:p>
      <text:p text:style-name="Preformatted_20_Text">DBMS_OUTPUT.PUT_LINE(res.nome_funcionario||' ' ||res.nome_cargo||' ' ||res.salario);</text:p>
      <text:p text:style-name="Preformatted_20_Text">END LOOP;</text:p>
      <text:p text:style-name="Preformatted_20_Text"/>
      <text:p text:style-name="Preformatted_20_Text">END;</text:p>
      <text:p text:style-name="Preformatted_20_Text"/>
      <text:p text:style-name="Preformatted_20_Text">Explicando o código: O SELECT associado ao cursor faz um join entre as tabelas funcionario e cargo pois queremos retornar o nome, salario que estão na tabela funcionario e o cargo deste funcionário que está na tabela cargo. As tabelas são ligadas pelo id_cargo (ON f.id_cargo=c.id_cargo). Serão recuperados os dados dos funcionários que são do departamento cujo id é passado como parâmetro (WHERE f.id_departamento = p_id_departamento). </text:p>
      <text:p text:style-name="Preformatted_20_Text">O FOR LOOP faz o open,fetch e close do cursor de forma implícita, assim como a variável res tem declaração implícita (não precisa ser declara explicitamente na seção de declaração de variáveis) e só pode ser utilizada dentro do FOR LOOP. A variável res é um registro com os campos nome_funcionario, nome_cargo, salario que são os campos do select (SELECT nome_funcionario, nome_cargo,salario). Para imprimir o nome do funcionário é necessário colocar a variável res, um ponto e depois o nome do campo (res.nome_funcionario).</text:p>
      <text:p text:style-name="Preformatted_20_Text"/>
      <text:p text:style-name="Preformatted_20_Text"/>
      <text:p text:style-name="Preformatted_20_Text">Versão 2: </text:p>
      <text:p text:style-name="Preformatted_20_Text">CREATE OR REPLACE PROCEDURE retorna_func_depto (p_id_departamento IN funcionario.id_departamento%type) IS</text:p>
      <text:p text:style-name="Preformatted_20_Text"/>
      <text:p text:style-name="Preformatted_20_Text">CURSOR c_func_cargo IS</text:p>
      <text:p text:style-name="Preformatted_20_Text">SELECT nome_funcionario, nome_cargo,salario</text:p>
      <text:p text:style-name="Preformatted_20_Text">FROM Funcionario f inner join cargo c</text:p>
      <text:p text:style-name="Preformatted_20_Text">on f.id_cargo = c.id_cargo</text:p>
      <text:p text:style-name="Preformatted_20_Text">WHERE f.id_departamento = p_id_departamento;</text:p>
      <text:p text:style-name="Preformatted_20_Text"/>
      <text:p text:style-name="Preformatted_20_Text">r_fc c_func_cargo%rowtype;</text:p>
      <text:p text:style-name="Preformatted_20_Text"/>
      <text:p text:style-name="Preformatted_20_Text">BEGIN</text:p>
      <text:p text:style-name="Preformatted_20_Text"/>
      <text:p text:style-name="Preformatted_20_Text">open c_func_cargo;</text:p>
      <text:p text:style-name="Preformatted_20_Text">LOOP</text:p>
      <text:p text:style-name="Preformatted_20_Text">FETCH c_func_cargo INTO r_fc;</text:p>
      <text:p text:style-name="Preformatted_20_Text">IF c_func_cargo%NOTFOUND</text:p>
      <text:p text:style-name="Preformatted_20_Text">THEN -- se encontrar o fim do cursor</text:p>
      <text:p text:style-name="Preformatted_20_Text">EXIT;</text:p>
      <text:p text:style-name="Preformatted_20_Text">END IF;</text:p>
      <text:p text:style-name="Preformatted_20_Text">DBMS_OUTPUT.PUT_LINE(r_fc.nome_funcionario||' ' ||r_fc.nome_cargo||' ' ||r_fc.salario);</text:p>
      <text:p text:style-name="Preformatted_20_Text">END LOOP;</text:p>
      <text:p text:style-name="Preformatted_20_Text">CLOSE c_func_cargo;</text:p>
      <text:p text:style-name="Preformatted_20_Text"/>
      <text:p text:style-name="Preformatted_20_Text">﻿END;</text:p>
      <text:p text:style-name="Preformatted_20_Text"/>
      <text:p text:style-name="Preformatted_20_Text"/>
      <text:p text:style-name="Preformatted_20_Text">Explicando o código: A diferença desta versão para a anterior é que os comandos OPEN, FETCH e CLOSE são explícitos pois não está sendo utilizado o comando FOR LOOP que realiza estas operações de forma implícita. Neste caso o comando FETCH está dentro de um laço de repetição pois deve ser executado uma vez para cada uma das linhas do resultado. A variável r_fc é declarada antes do BEGIN e é um registro com o mesmo tipo da linha (rowtype) do cursor c_func_cargo, ou seja, um registro com os campos do select (nome_funcionario, nome_cargo,salario). Depois de utilizado o cursor deve ser fechado para que a área de memória que contém o resultado da consulta seja liberada. O CLOSE c_func_cargo é executado depois do faço de repetição, depois do END LOOP.</text:p>
      <text:p text:style-name="Preformatted_20_Text">&lt;/pre&gt;</text:p>
      <text:p text:style-name="Preformatted_20_Text"/>
      <text:p text:style-name="Preformatted_20_Text">&lt;pre&gt;</text:p>
      <text:p text:style-name="Preformatted_20_Text"><text:s text:c="2"/>2.8 Teste seus conhecimentos</text:p>
      <text:p text:style-name="Preformatted_20_Text">Agora que você já explorou sobre o curso, vamos testar seus conhecimentos!</text:p>
      <text:p text:style-name="Preformatted_20_Text"/>
      <text:p text:style-name="Preformatted_20_Text">É importante que você faça com calma e atenção. Após enviar sua resposta definitivamente, você poderá conferir seus acertos e visualizar a correção das questões. E não se preocupe em anotar tudo, pois as questões ficarão disponíveis após respondê-las, com as respostas que você escolheu.</text:p>
      <text:p text:style-name="Preformatted_20_Text"/>
      <text:p text:style-name="Preformatted_20_Text">Quantidade de questões apresentadas: 10</text:p>
      <text:p text:style-name="Preformatted_20_Text">Exibição das questões: em página única</text:p>
      <text:p text:style-name="Preformatted_20_Text">Quantidade de tentativas permitidas: 3</text:p>
      <text:p text:style-name="Preformatted_20_Text">Tempo estimado para realizar a tentativa: 20 a 40 minutos</text:p>
      <text:p text:style-name="Preformatted_20_Text">Método de avaliação: nota mais alta</text:p>
      <text:p text:style-name="Preformatted_20_Text">Bons estudos!</text:p>
      <text:p text:style-name="Preformatted_20_Text">&lt;/pre&gt;</text:p>
      <text:p text:style-name="Preformatted_20_Text"/>
      <text:p text:style-name="Preformatted_20_Text"/>
      <text:p text:style-name="P15">Faça a associação correta:</text:p>
      <text:section text:style-name="Sect1" text:name="yui_3_17_2_1_1769371151878_167">
        <text:p text:style-name="P4"><text:bookmark text:name="yui_3_17_2_1_1769371151878_166"/><text:bookmark text:name="yui_3_17_2_1_1769371151878_165"/><text:bookmark text:name="yui_3_17_2_1_1769371151878_191"/></text:p>
        <table:table table:name="Tabela1" table:style-name="Tabela1">
          <table:table-column table:style-name="Tabela1.A"/>
          <table:table-column table:style-name="Tabela1.B"/>
          <table:table-row>
            <table:table-cell table:style-name="Tabela1.A1" office:value-type="string">
              <text:p text:style-name="P13"><text:bookmark text:name="yui_3_17_2_1_1769371151878_190"/><text:bookmark text:name="yui_3_17_2_1_1769371151878_189"/>Recupera cada uma das linhas associadas ao cursor.<text:bookmark text:name="yui_3_17_2_1_1769371151878_197"/></text:p>
            </table:table-cell>
            <table:table-cell table:style-name="Tabela1.A1" office:value-type="string">
              <text:p text:style-name="Table_20_Contents">Resposta 1Escolher...OpenCREATE PROCEDUREDROP FUNCTIONFETCH<text:bookmark text:name="yui_3_17_2_1_1769371151878_200"/><text:bookmark text:name="yui_3_17_2_1_1769371151878_199"/></text:p>
            </table:table-cell>
          </table:table-row>
          <table:table-row>
            <table:table-cell table:style-name="Tabela1.A1" office:value-type="string">
              <text:p text:style-name="P13"><text:bookmark text:name="yui_3_17_2_1_1769371151878_198"/>Elimina um bloco PL/SQL que retorna um valor na sua chamada.<text:bookmark text:name="yui_3_17_2_1_1769371151878_201"/></text:p>
            </table:table-cell>
            <table:table-cell table:style-name="Tabela1.A1" office:value-type="string">
              <text:p text:style-name="Table_20_Contents">Resposta 2Escolher...OpenCREATE PROCEDUREDROP FUNCTIONFETCH<text:bookmark text:name="yui_3_17_2_1_1769371151878_205"/><text:bookmark text:name="yui_3_17_2_1_1769371151878_204"/></text:p>
            </table:table-cell>
          </table:table-row>
          <table:table-row>
            <table:table-cell table:style-name="Tabela1.A1" office:value-type="string">
              <text:p text:style-name="P13"><text:bookmark text:name="yui_3_17_2_1_1769371151878_203"/>Executa a consulta associada ao cursor.<text:bookmark text:name="yui_3_17_2_1_1769371151878_206"/></text:p>
            </table:table-cell>
            <table:table-cell table:style-name="Tabela1.A1" office:value-type="string">
              <text:p text:style-name="Table_20_Contents">Resposta 3Escolher...OpenCREATE PROCEDUREDROP FUNCTIONFETCH<text:bookmark text:name="yui_3_17_2_1_1769371151878_164"/><text:bookmark text:name="yui_3_17_2_1_1769371151878_163"/></text:p>
            </table:table-cell>
          </table:table-row>
          <table:table-row>
            <table:table-cell table:style-name="Tabela1.A1" office:value-type="string">
              <text:p text:style-name="P13"><text:bookmark text:name="yui_3_17_2_1_1769371151878_162"/>Cria um bloco PL/SQL que fica armazenado no banco de dados.<text:bookmark text:name="yui_3_17_2_1_1769371151878_185"/></text:p>
            </table:table-cell>
            <table:table-cell table:style-name="Tabela1.A1" office:value-type="string">
              <text:p text:style-name="Table_20_Contents">Resposta 4Escolher...OpenCREATE PROCEDUREDROP FUNCTIONFETCH</text:p>
            </table:table-cell>
          </table:table-row>
        </table:table>
        <text:p text:style-name="Text_20_body"/>
      </text:section>
      <text:p text:style-name="Preformatted_20_Text"/>
      <text:p text:style-name="Preformatted_20_Text"/>
      <text:p text:style-name="P6">O SELECT associado a um CURSOR explícito pode retornar apenas uma linha.</text:p>
      <text:section text:style-name="Sect1" text:name="yui_3_17_2_1_1769371151878_213">
        <text:p text:style-name="P6">Escolha uma opção:</text:p>
        <text:section text:style-name="Sect1" text:name="yui_3_17_2_1_1769371151878_212">
          <text:p text:style-name="P9">Verdadeiro</text:p>
          <text:section text:style-name="Sect1" text:name="yui_3_17_2_1_1769371151878_211">
            <text:p text:style-name="P9">Falso</text:p>
          </text:section>
        </text:section>
      </text:section>
      <text:p text:style-name="Preformatted_20_Text"/>
      <text:p text:style-name="P15"><text:bookmark text:name="yui_3_17_2_1_1769371151878_215"/>Qual a principal diferença entre PROCEDURE e FUNCTION:</text:p>
      <text:section text:style-name="Sect1" text:name="yui_3_17_2_1_1769371151878_221">
        <text:p text:style-name="P10"/>
        <text:section text:style-name="Sect1" text:name="yui_3_17_2_1_1769371151878_220">
          <text:p text:style-name="P12">a.</text:p>
          <text:p text:style-name="P15">Uma PROCEDURE pode ter parâmetros, mas a FUNCTION não pode.</text:p>
          <text:p text:style-name="P16">b.</text:p>
          <text:p text:style-name="P15">Uma FUNCTION tem mais performance que uma PROCEDURE.</text:p>
          <text:section text:style-name="Sect1" text:name="yui_3_17_2_1_1769371151878_219">
            <text:p text:style-name="P23">c.</text:p>
            <text:p text:style-name="P15">Uma FUNCTION retorna um valor na sua chamada e uma PROCEDURE não.</text:p>
          </text:section>
          <text:p text:style-name="P17">d.</text:p>
          <text:p text:style-name="P15">A PROCEDURE  fica armazenada no Banco de Dados e a FUNCTION não.</text:p>
        </text:section>
      </text:section>
      <text:p text:style-name="Preformatted_20_Text"/>
      <text:p text:style-name="P15">Assinale a alternativa correta sobre PROCEDURE:</text:p>
      <text:section text:style-name="Sect1" text:name="yui_3_17_2_1_1769371151878_227">
        <text:p text:style-name="P24"/>
        <text:section text:style-name="Sect1" text:name="yui_3_17_2_1_1769371151878_226">
          <text:p text:style-name="P23">a.</text:p>
          <text:p text:style-name="P15">Um PROCEDURE deve ter obrigatoriamente um parâmetro do tipo IN.</text:p>
          <text:section text:style-name="Sect1" text:name="yui_3_17_2_1_1769371151878_225">
            <text:p text:style-name="P23">b.</text:p>
            <text:p text:style-name="P15">O comando CREATE PROCEDURE insere_dados vai retornar uma mensagem de erro se já existir uma procedure com este nome.</text:p>
          </text:section>
          <text:p text:style-name="P17">c.</text:p>
          <text:p text:style-name="P15">O comando NEW PROCEDURE cria uma procedure no Banco de Dados.</text:p>
          <text:p text:style-name="P16">d.</text:p>
          <text:p text:style-name="P15">Ou um parâmetro é do tipo entrada (IN) ou saída (OUT), não pode ser au mesmo tempo de entrada e saída.</text:p>
        </text:section>
      </text:section>
      <text:p text:style-name="Preformatted_20_Text"/>
      <text:p text:style-name="P15"><text:bookmark text:name="yui_3_17_2_1_1769371151878_236"/>Considere uma FUNCTION chamada total que recebe como parâmetro o id do departamento e retorna o total de funcionários deste departamento. Assinale o comando que seria utilizado para chamar a função:</text:p>
      <text:section text:style-name="Sect1" text:name="yui_3_17_2_1_1769371151878_234">
        <text:p text:style-name="P10"/>
        <text:section text:style-name="Sect1" text:name="yui_3_17_2_1_1769371151878_233">
          <text:p text:style-name="P9"/>
          <text:section text:style-name="Sect1" text:name="yui_3_17_2_1_1769371151878_232">
            <text:p text:style-name="P12">a.</text:p>
            <text:p text:style-name="P15">EXEC v_total := total(10);</text:p>
          </text:section>
          <text:p text:style-name="P8">b.</text:p>
          <text:p text:style-name="P15">RUN total(10);</text:p>
          <text:p text:style-name="P16">c.</text:p>
          <text:p text:style-name="P15">RETURN v_total :=total(10);</text:p>
          <text:p text:style-name="P16">d.</text:p>
          <text:p text:style-name="P15">EXECUTE total(10);</text:p>
        </text:section>
      </text:section>
      <text:p text:style-name="Preformatted_20_Text"/>
      <text:p text:style-name="P10"><text:span text:style-name="T1">Uma PROCEDURE pode ser criada com um comando </text:span><text:bookmark text:name="yui_3_17_2_1_1769371151878_155"/><text:span text:style-name="T1">Resposta</text:span><text:span text:style-name="T2"> </text:span><text:span text:style-name="T1">PROCEDURE ou CREATE OR  </text:span><text:bookmark text:name="yui_3_17_2_1_1769371151878_157"/><text:span text:style-name="T1">Resposta</text:span><text:span text:style-name="T2"> </text:span><text:span text:style-name="T1">PROCEDURE. Para eliminar uma PROCEDURE o comando utilizado é o  </text:span><text:bookmark text:name="yui_3_17_2_1_1769371151878_159"/><text:span text:style-name="T1">Resposta</text:span><text:span text:style-name="T2"> </text:span><text:span text:style-name="T1">PROCEDURE. Além disso uma PROCEDURE pode ter um ou mais parâmetros de saída do tipo </text:span><text:bookmark text:name="yui_3_17_2_1_1769371151878_161"/><text:span text:style-name="T1">Resposta.</text:span> </text:p>
      <text:p text:style-name="Preformatted_20_Text"/>
      <text:p text:style-name="P15"><text:bookmark text:name="yui_3_17_2_1_1769371151878_250"/>O que significa o OUT na declaração de parâmetro de uma PROCEDURE?</text:p>
      <text:section text:style-name="Sect1" text:name="yui_3_17_2_1_1769371151878_256">
        <text:p text:style-name="P10"/>
        <text:section text:style-name="Sect1" text:name="yui_3_17_2_1_1769371151878_255">
          <text:p text:style-name="P9"/>
          <text:section text:style-name="Sect1" text:name="yui_3_17_2_1_1769371151878_254">
            <text:p text:style-name="P12">a.</text:p>
            <text:p text:style-name="P15">Um parâmetro de saída que cujo valor deve ser passado na chamada da PROCEDURE.</text:p>
          </text:section>
          <text:p text:style-name="P8">b.</text:p>
          <text:p text:style-name="P15">Um parâmetro de saída que recebe um valor no corpo de código da PROCEDURE.</text:p>
          <text:p text:style-name="P16">c.</text:p>
          <text:p text:style-name="P15">é chamada.</text:p>
          <text:p text:style-name="P16">d.</text:p>
          <text:p text:style-name="P15">Parâmetros do tipo OUT só podem ser do tipo NUMBER.</text:p>
        </text:section>
      </text:section>
      <text:p text:style-name="Preformatted_20_Text"/>
      <text:p text:style-name="P15"><text:bookmark text:name="yui_3_17_2_1_1769371151878_260"/>Qual o comando utilizado para eliminar uma PROCEDURE:</text:p>
      <text:section text:style-name="Sect1" text:name="yui_3_17_2_1_1769371151878_264">
        <text:p text:style-name="P10"/>
        <text:section text:style-name="Sect1" text:name="yui_3_17_2_1_1769371151878_263">
          <text:p text:style-name="P9"/>
          <text:section text:style-name="Sect1" text:name="yui_3_17_2_1_1769371151878_262">
            <text:p text:style-name="P12">a.</text:p>
            <text:p text:style-name="P15">DROP PROCEDURE</text:p>
          </text:section>
          <text:p text:style-name="P8">b.</text:p>
          <text:p text:style-name="P7">DELETE PROCEDURE</text:p>
          <text:p text:style-name="P7">c.</text:p>
          <text:p text:style-name="P15">ERASE PROCEDURE</text:p>
          <text:p text:style-name="P16">d.</text:p>
          <text:p text:style-name="P15">DEL PROCEDURE</text:p>
        </text:section>
      </text:section>
      <text:p text:style-name="Preformatted_20_Text"/>
      <text:p text:style-name="P15">Sobre o comando FOR LOOP utilizado para manipular um CURSOR é correto afirmar que:</text:p>
      <text:section text:style-name="Sect1" text:name="yui_3_17_2_1_1769371151878_273">
        <text:p text:style-name="P24"/>
        <text:section text:style-name="Sect1" text:name="yui_3_17_2_1_1769371151878_272">
          <text:p text:style-name="P27"/>
          <text:section text:style-name="Sect1" text:name="yui_3_17_2_1_1769371151878_271">
            <text:p text:style-name="P23">a.</text:p>
            <text:p text:style-name="P15">Os comandos OPEN, FETCH e CLOSE são executados implicitamente.</text:p>
          </text:section>
          <text:p text:style-name="P17">b.</text:p>
          <text:p text:style-name="P15">É necessário fechar o CURSOR com o comando CLOSE depois do laço de repetição.</text:p>
          <text:p text:style-name="P16">c.</text:p>
          <text:p text:style-name="P15">O comando OPEN deve ser executado antes do FOR LOOP.</text:p>
          <text:p text:style-name="P16">d.</text:p>
          <text:p text:style-name="P15">Apenas o OPEN é executado implicitamente</text:p>
        </text:section>
      </text:section>
      <text:p text:style-name="Preformatted_20_Text"/>
      <text:p text:style-name="Preformatted_20_Text"/>
      <text:p text:style-name="P15">Faça a associação correta sobre atributos de um CURSOR:</text:p>
      <text:section text:style-name="Sect1" text:name="yui_3_17_2_1_1769371151878_281">
        <text:p text:style-name="P4"><text:bookmark text:name="yui_3_17_2_1_1769371151878_280"/><text:bookmark text:name="yui_3_17_2_1_1769371151878_279"/><text:bookmark text:name="yui_3_17_2_1_1769371151878_278"/></text:p>
        <table:table table:name="Tabela2" table:style-name="Tabela2">
          <table:table-column table:style-name="Tabela2.A"/>
          <table:table-column table:style-name="Tabela2.B"/>
          <table:table-row>
            <table:table-cell table:style-name="Tabela2.A1" office:value-type="string">
              <text:p text:style-name="P13">Retorna verdadeiro se o FETCH mais recente não retornou nenhuma linha<text:bookmark text:name="yui_3_17_2_1_1769371151878_277"/></text:p>
            </table:table-cell>
            <table:table-cell table:style-name="Tabela2.A1" office:value-type="string">
              <text:p text:style-name="Table_20_Contents">Resposta 1Escolher...%FOUND%ISOPEN%ROWCOUNT%NOTFOUND<text:bookmark text:name="yui_3_17_2_1_1769371151878_284"/></text:p>
            </table:table-cell>
          </table:table-row>
          <table:table-row>
            <table:table-cell table:style-name="Tabela2.A1" office:value-type="string">
              <text:p text:style-name="P13">Retorna o número total de linha recuperadas até o momento<text:bookmark text:name="yui_3_17_2_1_1769371151878_283"/></text:p>
            </table:table-cell>
            <table:table-cell table:style-name="Tabela2.A1" office:value-type="string">
              <text:p text:style-name="Table_20_Contents">Resposta 2Escolher...%FOUND%ISOPEN%ROWCOUNT%NOTFOUND<text:bookmark text:name="yui_3_17_2_1_1769371151878_287"/></text:p>
            </table:table-cell>
          </table:table-row>
          <table:table-row>
            <table:table-cell table:style-name="Tabela2.A1" office:value-type="string">
              <text:p text:style-name="P13">Retorna verdadeiro se o cursor estiver aberto<text:bookmark text:name="yui_3_17_2_1_1769371151878_286"/></text:p>
            </table:table-cell>
            <table:table-cell table:style-name="Tabela2.A1" office:value-type="string">
              <text:p text:style-name="Table_20_Contents">Resposta 3Escolher...%FOUND%ISOPEN%ROWCOUNT%NOTFOUND<text:bookmark text:name="yui_3_17_2_1_1769371151878_290"/></text:p>
            </table:table-cell>
          </table:table-row>
          <table:table-row>
            <table:table-cell table:style-name="Tabela2.A1" office:value-type="string">
              <text:p text:style-name="P13">Retorna verdadeiro se o FETCH mais recente retornou uma linha<text:bookmark text:name="yui_3_17_2_1_1769371151878_289"/></text:p>
            </table:table-cell>
            <table:table-cell table:style-name="Tabela2.A1" office:value-type="string">
              <text:p text:style-name="Table_20_Contents">Resposta 4Escolher...%FOUND%ISOPEN%ROWCOUNT%NOTFOUND</text:p>
            </table:table-cell>
          </table:table-row>
        </table:table>
        <text:p text:style-name="Text_20_body"/>
      </text:section>
      <text:p text:style-name="Preformatted_20_Text"/>
      <text:p text:style-name="Preformatted_20_Text"/>
      <text:p text:style-name="P3">Finalizado</text:p>
      <text:p text:style-name="Preformatted_20_Text"/>
      <text:p text:style-name="Preformatted_20_Text"/>
      <text:p text:style-name="Standard"/>
      <text:section text:style-name="Sect1" text:name="question-24275790-1">
        <text:section text:style-name="Sect1" text:name="yui_3_17_2_1_1769372709996_161">
          <text:p text:style-name="P11"/>
          <text:section text:style-name="Sect2" text:name="yui_3_17_2_1_1769372709996_160">
            <text:p text:style-name="P14">Sobre CURSOR assinale a alternativa correta:</text:p>
            <text:section text:style-name="Sect1" text:name="yui_3_17_2_1_1769372709996_177">
              <text:p text:style-name="P25"/>
              <text:section text:style-name="Sect1" text:name="yui_3_17_2_1_1769372709996_176">
                <text:p text:style-name="P23">a.</text:p>
                <text:p text:style-name="P19">O comando RUN executada a consulta associada ao cursor.</text:p>
                <text:p text:style-name="P21">b.</text:p>
                <text:p text:style-name="P19">O comando EXECUTE executa a consulta associada ao cursor.</text:p>
                <text:section text:style-name="Sect1" text:name="yui_3_17_2_1_1769372709996_175">
                  <text:p text:style-name="P23">c.</text:p>
                  <text:p text:style-name="P19">O comando OPEN executa a consulta associada ao cursor.</text:p>
                </text:section>
                <text:p text:style-name="P18">d.</text:p>
                <text:p text:style-name="P19">O comando EXEC executa a consulta associada ao cursor.</text:p>
              </text:section>
              <text:section text:style-name="Sect1" text:name="q24275790:1_clearchoice">
                <text:p text:style-name="P18"/>
              </text:section>
            </text:section>
          </text:section>
        </text:section>
      </text:section>
      <text:section text:style-name="Sect1" text:name="question-24275790-2">
        <text:h text:style-name="P1" text:outline-level="3">Questão <text:span text:style-name="T4">2</text:span></text:h>
        <text:p text:style-name="P22">Ainda não respondida</text:p>
        <text:p text:style-name="P22">Vale 1,00 ponto(s).</text:p>
        <text:section text:style-name="Sect1" text:name="yui_3_17_2_1_1769372709996_34">
          <text:p text:style-name="P23">Marcar questão</text:p>
        </text:section>
        <text:section text:style-name="Sect1" text:name="yui_3_17_2_1_1769372709996_180">
          <text:p text:style-name="P25"/>
          <text:section text:style-name="Sect2" text:name="yui_3_17_2_1_1769372709996_179">
            <text:p text:style-name="P23"><draw:frame draw:style-name="fr1" draw:name="Quadro1" text:anchor-type="char" svg:width="0.041cm" draw:z-index="0"><draw:text-box fo:min-height="0.041cm"><text:h text:style-name="P2" text:outline-level="4">Texto da questão</text:h></draw:text-box></draw:frame></text:p>
            <text:section text:style-name="Sect1" text:name="yui_3_17_2_1_1769372709996_181">
              <text:p text:style-name="P26">Considere o seguinte trecho de código, onde c_funcionario é um CURSOR. Qual das afirmativas é falsa:</text:p>
              <text:p text:style-name="P20">FOR r_funcionario IN c_funcionario LOOP <text:line-break/>    DBMS_OUTPUT.PUT_LINE(r_funcionario.nome_funcionario||' '|| r_funcionario .salario); <text:line-break/>END LOOP;</text:p>
            </text:section>
            <text:section text:style-name="Sect1" text:name="yui_3_17_2_1_1769372709996_193">
              <text:p text:style-name="P20"/>
              <text:section text:style-name="Sect1" text:name="yui_3_17_2_1_1769372709996_192">
                <text:p text:style-name="P23">a.</text:p>
                <text:p text:style-name="P19">A variável r_funcionario não precisa ser declarada na seção de declaração de variáveis.</text:p>
                <text:p text:style-name="P21">b.</text:p>
                <text:p text:style-name="P19">O comando OPEN foi executado implicitamente quando comando FOR foi executado pela primeira vez.</text:p>
                <text:p text:style-name="P21">c.</text:p>
                <text:p text:style-name="P19">r_funcionario possui dois campos nome_funcionario e salario.</text:p>
                <text:section text:style-name="Sect1" text:name="yui_3_17_2_1_1769372709996_191">
                  <text:p text:style-name="P23">d.</text:p>
                  <text:p text:style-name="P19">O FOR está em loop infinito pois não tem critério de saída do laço de repetição.</text:p>
                </text:section>
              </text:section>
              <text:section text:style-name="Sect1" text:name="q24275790:2_clearchoice">
                <text:p text:style-name="P18"/>
              </text:section>
            </text:section>
          </text:section>
        </text:section>
      </text:section>
      <text:section text:style-name="Sect1" text:name="question-24275790-3">
        <text:h text:style-name="P1" text:outline-level="3">Questão <text:span text:style-name="T4">3</text:span></text:h>
        <text:p text:style-name="P22">Ainda não respondida</text:p>
        <text:p text:style-name="P22">Vale 1,00 ponto(s).</text:p>
        <text:section text:style-name="Sect1" text:name="yui_3_17_2_1_1769372709996_43">
          <text:p text:style-name="P23">Marcar questão</text:p>
        </text:section>
        <text:section text:style-name="Sect1" text:name="yui_3_17_2_1_1769372709996_196">
          <text:p text:style-name="P25"/>
          <text:section text:style-name="Sect2" text:name="yui_3_17_2_1_1769372709996_195">
            <text:p text:style-name="P14"><text:bookmark-start text:name="yui_3_17_2_1_1769372709996_194"/><draw:frame draw:style-name="fr1" draw:name="Quadro2" text:anchor-type="char" svg:width="0.041cm" draw:z-index="0"><draw:text-box fo:min-height="0.041cm"><text:h text:style-name="P2" text:outline-level="4">Texto da questão</text:h></draw:text-box></draw:frame><text:bookmark-end text:name="yui_3_17_2_1_1769372709996_194"/>O comando <text:bookmark text:name="yui_3_17_2_1_1769372709996_155"/>Resposta executa a consulta associada ao cursor e armazena o resultado em uma área temporária.  Para recuperar cada uma das linhas do resultado pode-se utilizar o comando <text:bookmark text:name="yui_3_17_2_1_1769372709996_157"/>Resposta. O comando <text:bookmark text:name="yui_3_17_2_1_1769372709996_159"/>Resposta fecha o cursor liberando a área de memória associada ao cursor.</text:p>
          </text:section>
        </text:section>
      </text:section>
      <text:section text:style-name="Sect1" text:name="question-24275790-4">
        <text:h text:style-name="P1" text:outline-level="3">Questão <text:span text:style-name="T4">4</text:span></text:h>
        <text:p text:style-name="P22">Ainda não respondida</text:p>
        <text:p text:style-name="P22">Vale 1,00 ponto(s).</text:p>
        <text:section text:style-name="Sect1" text:name="yui_3_17_2_1_1769372709996_52">
          <text:p text:style-name="P23">Marcar questão</text:p>
        </text:section>
        <text:section text:style-name="Sect1" text:name="yui_3_17_2_1_1769372709996_201">
          <text:p text:style-name="P25"/>
          <text:section text:style-name="Sect2" text:name="yui_3_17_2_1_1769372709996_200">
            <text:p text:style-name="P14"><draw:frame draw:style-name="fr1" draw:name="Quadro3" text:anchor-type="char" svg:width="0.041cm" draw:z-index="0"><draw:text-box fo:min-height="0.041cm"><text:h text:style-name="P2" text:outline-level="4">Texto da questão</text:h></draw:text-box></draw:frame>Qual dos comandos abaixo não é utilizado para chamar uma PROCEDURE:</text:p>
            <text:section text:style-name="Sect1" text:name="yui_3_17_2_1_1769372709996_204">
              <text:p text:style-name="P25"/>
              <text:section text:style-name="Sect1" text:name="yui_3_17_2_1_1769372709996_203">
                <text:p text:style-name="P23">a.</text:p>
                <text:p text:style-name="P19">EXEC</text:p>
                <text:p text:style-name="P21">b.</text:p>
                <text:p text:style-name="P19">CALL</text:p>
                <text:section text:style-name="Sect1" text:name="yui_3_17_2_1_1769372709996_202">
                  <text:p text:style-name="P23">c.</text:p>
                  <text:section text:style-name="Sect1" text:name="yui_3_17_2_1_1769372709996_207">
                    <text:p text:style-name="P26"><text:bookmark text:name="yui_3_17_2_1_1769372709996_206"/>RUN</text:p>
                  </text:section>
                </text:section>
                <text:p text:style-name="P18">d.</text:p>
                <text:p text:style-name="P19">EXECUTE</text:p>
              </text:section>
              <text:section text:style-name="Sect1" text:name="q24275790:4_clearchoice">
                <text:p text:style-name="P18"/>
              </text:section>
            </text:section>
          </text:section>
        </text:section>
      </text:section>
      <text:section text:style-name="Sect1" text:name="question-24275790-5">
        <text:h text:style-name="P1" text:outline-level="3">Questão <text:span text:style-name="T4">5</text:span></text:h>
        <text:p text:style-name="P22">Ainda não respondida</text:p>
        <text:p text:style-name="P22">Vale 1,00 ponto(s).</text:p>
        <text:section text:style-name="Sect1" text:name="yui_3_17_2_1_1769372709996_61">
          <text:p text:style-name="P23">Marcar questão</text:p>
        </text:section>
        <text:section text:style-name="Sect1" text:name="yui_3_17_2_1_1769372709996_210">
          <text:p text:style-name="P25"/>
          <text:section text:style-name="Sect2" text:name="yui_3_17_2_1_1769372709996_209">
            <text:p text:style-name="P14"><draw:frame draw:style-name="fr1" draw:name="Quadro4" text:anchor-type="char" svg:width="0.041cm" draw:z-index="0"><draw:text-box fo:min-height="0.041cm"><text:h text:style-name="P2" text:outline-level="4">Texto da questão</text:h></draw:text-box></draw:frame>Faça a associação correta:</text:p>
            <text:section text:style-name="Sect1" text:name="yui_3_17_2_1_1769372709996_215">
              <text:p text:style-name="P5"><text:bookmark text:name="yui_3_17_2_1_1769372709996_214"/><text:bookmark text:name="yui_3_17_2_1_1769372709996_213"/><text:bookmark text:name="yui_3_17_2_1_1769372709996_212"/></text:p>
              <table:table table:name="Tabela3" table:style-name="Tabela3">
                <table:table-column table:style-name="Tabela3.A"/>
                <table:table-column table:style-name="Tabela3.B"/>
                <table:table-row>
                  <table:table-cell table:style-name="Tabela3.A1" office:value-type="string">
                    <text:p text:style-name="P13">Comando de repetição<text:bookmark text:name="yui_3_17_2_1_1769372709996_211"/></text:p>
                  </table:table-cell>
                  <table:table-cell table:style-name="Tabela3.A1" office:value-type="string">
                    <text:p text:style-name="Table_20_Contents">Resposta 1Escolher...BEGIN ENDOUTFOR LOOPRETURN<text:bookmark text:name="yui_3_17_2_1_1769372709996_218"/></text:p>
                  </table:table-cell>
                </table:table-row>
                <table:table-row>
                  <table:table-cell table:style-name="Tabela3.A1" office:value-type="string">
                    <text:p text:style-name="P13">Delimitação de bloco de comandos<text:bookmark text:name="yui_3_17_2_1_1769372709996_217"/></text:p>
                  </table:table-cell>
                  <table:table-cell table:style-name="Tabela3.A1" office:value-type="string">
                    <text:p text:style-name="Table_20_Contents">Resposta 2Escolher...BEGIN ENDOUTFOR LOOPRETURN<text:bookmark text:name="yui_3_17_2_1_1769372709996_221"/></text:p>
                  </table:table-cell>
                </table:table-row>
                <table:table-row>
                  <table:table-cell table:style-name="Tabela3.A1" office:value-type="string">
                    <text:p text:style-name="P13">Usado na declaração de uma FUNCTION<text:bookmark text:name="yui_3_17_2_1_1769372709996_220"/></text:p>
                  </table:table-cell>
                  <table:table-cell table:style-name="Tabela3.A1" office:value-type="string">
                    <text:p text:style-name="Table_20_Contents">Resposta 3Escolher...BEGIN ENDOUTFOR LOOPRETURN<text:bookmark text:name="yui_3_17_2_1_1769372709996_223"/></text:p>
                  </table:table-cell>
                </table:table-row>
                <table:table-row>
                  <table:table-cell table:style-name="Tabela3.A1" office:value-type="string">
                    <text:p text:style-name="P13">Parâmetro de saída<text:bookmark text:name="yui_3_17_2_1_1769372709996_222"/></text:p>
                  </table:table-cell>
                  <table:table-cell table:style-name="Tabela3.A1" office:value-type="string">
                    <text:p text:style-name="Table_20_Contents">Resposta 4Escolher...BEGIN ENDOUTFOR LOOPRETURN</text:p>
                  </table:table-cell>
                </table:table-row>
              </table:table>
              <text:p text:style-name="P18"/>
            </text:section>
          </text:section>
        </text:section>
      </text:section>
      <text:section text:style-name="Sect1" text:name="question-24275790-6">
        <text:h text:style-name="P1" text:outline-level="3">Questão <text:span text:style-name="T4">6</text:span></text:h>
        <text:p text:style-name="P22">Ainda não respondida</text:p>
        <text:p text:style-name="P22">Vale 1,00 ponto(s).</text:p>
        <text:section text:style-name="Sect1" text:name="yui_3_17_2_1_1769372709996_70">
          <text:p text:style-name="P23">Marcar questão</text:p>
        </text:section>
        <text:section text:style-name="Sect1" text:name="yui_3_17_2_1_1769372709996_227">
          <text:p text:style-name="P25"/>
          <text:section text:style-name="Sect2" text:name="yui_3_17_2_1_1769372709996_226">
            <text:p text:style-name="P14"><draw:frame draw:style-name="fr1" draw:name="Quadro5" text:anchor-type="char" svg:width="0.041cm" draw:z-index="0"><draw:text-box fo:min-height="0.041cm"><text:h text:style-name="P2" text:outline-level="4">Texto da questão</text:h></draw:text-box></draw:frame>Sobre FUNCTION assinale a alternativa correta:</text:p>
            <text:section text:style-name="Sect1" text:name="yui_3_17_2_1_1769372709996_230">
              <text:p text:style-name="P25"/>
              <text:section text:style-name="Sect1" text:name="yui_3_17_2_1_1769372709996_229">
                <text:p text:style-name="P23">a.</text:p>
                <text:p text:style-name="P19">Uma FUNCTION tem apenas uma cláusula RETURN.</text:p>
                <text:section text:style-name="Sect1" text:name="yui_3_17_2_1_1769372709996_228">
                  <text:p text:style-name="P23">b.</text:p>
                  <text:p text:style-name="P19">Uma FUNCTION deve ter uma cláusula RETURN com o tipo de dados que será retornado.</text:p>
                </text:section>
                <text:p text:style-name="P18">c.</text:p>
                <text:p text:style-name="P19">Não é possível utilizar um comando DML no corpo de código de uma FUNCTION.</text:p>
                <text:p text:style-name="P21">d.</text:p>
                <text:p text:style-name="P19">Como uma FUNCTION retorna um valor na sua chamada ela não pode ter parâmetros.</text:p>
              </text:section>
              <text:section text:style-name="Sect1" text:name="q24275790:6_clearchoice">
                <text:p text:style-name="P18"/>
              </text:section>
            </text:section>
          </text:section>
        </text:section>
      </text:section>
      <text:section text:style-name="Sect1" text:name="question-24275790-7">
        <text:h text:style-name="P1" text:outline-level="3">Questão <text:span text:style-name="T4">7</text:span></text:h>
        <text:p text:style-name="P22">Ainda não respondida</text:p>
        <text:p text:style-name="P22">Vale 1,00 ponto(s).</text:p>
        <text:section text:style-name="Sect1" text:name="yui_3_17_2_1_1769372709996_79">
          <text:p text:style-name="P23">Marcar questão</text:p>
        </text:section>
        <text:section text:style-name="Sect1" text:name="yui_3_17_2_1_1769372709996_233">
          <text:p text:style-name="P25"/>
          <text:section text:style-name="Sect2" text:name="yui_3_17_2_1_1769372709996_232">
            <text:p text:style-name="P14"><draw:frame draw:style-name="fr1" draw:name="Quadro6" text:anchor-type="char" svg:width="0.041cm" draw:z-index="0"><draw:text-box fo:min-height="0.041cm"><text:h text:style-name="P2" text:outline-level="4">Texto da questão</text:h></draw:text-box></draw:frame>O comando FETCH pode ser executado mais de uma vez dentro de um bloco PL/SQL.</text:p>
            <text:section text:style-name="Sect1" text:name="yui_3_17_2_1_1769372709996_236">
              <text:p text:style-name="P25">Escolha uma opção:</text:p>
              <text:section text:style-name="Sect1" text:name="yui_3_17_2_1_1769372709996_235">
                <text:p text:style-name="P23"/>
                <text:section text:style-name="Sect1" text:name="yui_3_17_2_1_1769372709996_234">
                  <text:p text:style-name="P23">Verdadeiro</text:p>
                </text:section>
                <text:p text:style-name="P21">Falso</text:p>
              </text:section>
            </text:section>
          </text:section>
        </text:section>
      </text:section>
      <text:section text:style-name="Sect1" text:name="question-24275790-8">
        <text:h text:style-name="P1" text:outline-level="3">Questão <text:span text:style-name="T4">8</text:span></text:h>
        <text:p text:style-name="P22">Ainda não respondida</text:p>
        <text:p text:style-name="P22">Vale 1,00 ponto(s).</text:p>
        <text:section text:style-name="Sect1" text:name="yui_3_17_2_1_1769372709996_88">
          <text:p text:style-name="P23">Marcar questão</text:p>
        </text:section>
        <text:section text:style-name="Sect1" text:name="yui_3_17_2_1_1769372709996_239">
          <text:p text:style-name="P25"/>
          <text:section text:style-name="Sect2" text:name="yui_3_17_2_1_1769372709996_238">
            <text:p text:style-name="P14"><draw:frame draw:style-name="fr1" draw:name="Quadro7" text:anchor-type="char" svg:width="0.041cm" draw:z-index="0"><draw:text-box fo:min-height="0.041cm"><text:h text:style-name="P2" text:outline-level="4">Texto da questão</text:h></draw:text-box></draw:frame>A cláusula DECLARE é obrigatória antes da declaração das varáveis de uma FUNCTION.</text:p>
            <text:section text:style-name="Sect1" text:name="yui_3_17_2_1_1769372709996_242">
              <text:p text:style-name="P25">Escolha uma opção:</text:p>
              <text:section text:style-name="Sect1" text:name="yui_3_17_2_1_1769372709996_241">
                <text:p text:style-name="P23">Verdadeiro</text:p>
                <text:section text:style-name="Sect1" text:name="yui_3_17_2_1_1769372709996_240">
                  <text:p text:style-name="P23">Falso</text:p>
                </text:section>
              </text:section>
            </text:section>
          </text:section>
        </text:section>
      </text:section>
      <text:section text:style-name="Sect1" text:name="question-24275790-9">
        <text:h text:style-name="P1" text:outline-level="3">Questão <text:span text:style-name="T4">9</text:span></text:h>
        <text:p text:style-name="P22">Ainda não respondida</text:p>
        <text:p text:style-name="P22">Vale 1,00 ponto(s).</text:p>
        <text:section text:style-name="Sect1" text:name="yui_3_17_2_1_1769372709996_97">
          <text:p text:style-name="P23">Marcar questão</text:p>
        </text:section>
        <text:section text:style-name="Sect1" text:name="yui_3_17_2_1_1769372709996_245">
          <text:p text:style-name="P25"/>
          <text:section text:style-name="Sect2" text:name="yui_3_17_2_1_1769372709996_244">
            <text:p text:style-name="P14"><draw:frame draw:style-name="fr1" draw:name="Quadro8" text:anchor-type="char" svg:width="0.041cm" draw:z-index="0"><draw:text-box fo:min-height="0.041cm"><text:h text:style-name="P2" text:outline-level="4">Texto da questão</text:h></draw:text-box></draw:frame>Assinale a alternativa falsa:</text:p>
            <text:section text:style-name="Sect1" text:name="yui_3_17_2_1_1769372709996_248">
              <text:p text:style-name="P25"/>
              <text:section text:style-name="Sect1" text:name="yui_3_17_2_1_1769372709996_247">
                <text:p text:style-name="P23">a.</text:p>
                <text:p text:style-name="P19">Um CURSOR pode retornar várias linhas.</text:p>
                <text:p text:style-name="P21">b.</text:p>
                <text:p text:style-name="P19">É possível passar parâmetros para um CURSOR.</text:p>
                <text:section text:style-name="Sect1" text:name="yui_3_17_2_1_1769372709996_246">
                  <text:p text:style-name="P23">c.</text:p>
                  <text:p text:style-name="P19">A consulta associada ao cursor deve ter apenas uma tabela.</text:p>
                </text:section>
                <text:p text:style-name="P18">d.</text:p>
                <text:p text:style-name="P19">Uma PROCEDURE pode ter mais de um CURSOR.</text:p>
              </text:section>
              <text:section text:style-name="Sect1" text:name="q24275790:9_clearchoice">
                <text:p text:style-name="P18"/>
              </text:section>
            </text:section>
          </text:section>
        </text:section>
      </text:section>
      <text:section text:style-name="Sect1" text:name="question-24275790-10">
        <text:h text:style-name="P1" text:outline-level="3">Questão <text:span text:style-name="T4">10</text:span></text:h>
        <text:p text:style-name="P22">Ainda não respondida</text:p>
        <text:p text:style-name="P22">Vale 1,00 ponto(s).</text:p>
        <text:section text:style-name="Sect1" text:name="yui_3_17_2_1_1769372709996_106">
          <text:p text:style-name="P23">Marcar questão</text:p>
        </text:section>
        <text:section text:style-name="Sect1" text:name="yui_3_17_2_1_1769372709996_251">
          <text:p text:style-name="P25"/>
          <text:section text:style-name="Sect2" text:name="yui_3_17_2_1_1769372709996_250">
            <text:p text:style-name="P14"><draw:frame draw:style-name="fr1" draw:name="Quadro9" text:anchor-type="char" svg:width="0.041cm" draw:z-index="0"><draw:text-box fo:min-height="0.041cm"><text:h text:style-name="P2" text:outline-level="4">Texto da questão</text:h></draw:text-box></draw:frame>Uma PROCEDURE deve ter no mínimo um parâmetro.</text:p>
            <text:section text:style-name="Sect1" text:name="yui_3_17_2_1_1769372709996_254">
              <text:p text:style-name="P25">Escolha uma opção:</text:p>
              <text:section text:style-name="Sect1" text:name="yui_3_17_2_1_1769372709996_253">
                <text:p text:style-name="P23">Verdadeiro</text:p>
                <text:section text:style-name="Sect1" text:name="yui_3_17_2_1_1769372709996_252">
                  <text:p text:style-name="P23">Falso</text:p>
                </text:section>
              </text:section>
            </text:section>
          </text:section>
        </text:section>
      </text:section>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entury Gothic" svg:font-family="'Century Gothic', 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6-01-25T17:33:29.045000000</dc:date>
    <meta:editing-duration>P3DT4H57M8S</meta:editing-duration>
    <meta:editing-cycles>1</meta:editing-cycles>
    <meta:generator>LibreOffice/7.4.1.2$Windows_X86_64 LibreOffice_project/3c58a8f3a960df8bc8fd77b461821e42c061c5f0</meta:generator>
    <meta:document-statistic meta:table-count="3" meta:image-count="0" meta:object-count="0" meta:paragraph-count="673" meta:word-count="4876" meta:character-count="33864" meta:non-whitespace-character-count="28997"/>
  </office:meta>
</office:document-meta>
</file>